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 Emoji" svg:font-family="'Segoe UI Emoji'" style:font-family-generic="swiss" style:font-pitch="variable"/>
    <style:font-face style:name="Segoe UI Emoji1" svg:font-family="'Segoe UI Emoj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0.977cm" table:align="left" style:writing-mode="lr-tb"/>
    </style:style>
    <style:style style:name="Tabell1.A" style:family="table-column">
      <style:table-column-properties style:column-width="3.861cm"/>
    </style:style>
    <style:style style:name="Tabell1.B" style:family="table-column">
      <style:table-column-properties style:column-width="1.722cm"/>
    </style:style>
    <style:style style:name="Tabell1.C" style:family="table-column">
      <style:table-column-properties style:column-width="5.394cm"/>
    </style:style>
    <style:style style:name="Tabell1.A1" style:family="table-cell">
      <style:table-cell-properties style:vertical-align="middle" fo:padding="0.049cm" fo:border="none"/>
    </style:style>
    <style:style style:name="Tabell2" style:family="table">
      <style:table-properties style:width="12.984cm" table:align="left" style:writing-mode="lr-tb"/>
    </style:style>
    <style:style style:name="Tabell2.A" style:family="table-column">
      <style:table-column-properties style:column-width="6.359cm"/>
    </style:style>
    <style:style style:name="Tabell2.B" style:family="table-column">
      <style:table-column-properties style:column-width="1.722cm"/>
    </style:style>
    <style:style style:name="Tabell2.C" style:family="table-column">
      <style:table-column-properties style:column-width="4.904cm"/>
    </style:style>
    <style:style style:name="Tabell2.A1" style:family="table-cell">
      <style:table-cell-properties style:vertical-align="middle" fo:padding="0.049cm" fo:border="none"/>
    </style:style>
    <style:style style:name="Tabell3" style:family="table">
      <style:table-properties style:width="8.938cm" table:align="left" style:writing-mode="lr-tb"/>
    </style:style>
    <style:style style:name="Tabell3.A" style:family="table-column">
      <style:table-column-properties style:column-width="2.82cm"/>
    </style:style>
    <style:style style:name="Tabell3.B" style:family="table-column">
      <style:table-column-properties style:column-width="1.722cm"/>
    </style:style>
    <style:style style:name="Tabell3.C" style:family="table-column">
      <style:table-column-properties style:column-width="4.396cm"/>
    </style:style>
    <style:style style:name="Tabell3.A1" style:family="table-cell">
      <style:table-cell-properties style:vertical-align="middle" fo:padding="0.049cm" fo:border="none"/>
    </style:style>
    <style:style style:name="Tabell4" style:family="table">
      <style:table-properties style:width="11.483cm" table:align="left" style:writing-mode="lr-tb"/>
    </style:style>
    <style:style style:name="Tabell4.A" style:family="table-column">
      <style:table-column-properties style:column-width="1.45cm"/>
    </style:style>
    <style:style style:name="Tabell4.B" style:family="table-column">
      <style:table-column-properties style:column-width="8.232cm"/>
    </style:style>
    <style:style style:name="Tabell4.C" style:family="table-column">
      <style:table-column-properties style:column-width="1.801cm"/>
    </style:style>
    <style:style style:name="Tabell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WWNum29"/>
    <style:style style:name="P3" style:family="paragraph" style:parent-style-name="Standard" style:list-style-name="WWNum30"/>
    <style:style style:name="P4" style:family="paragraph">
      <loext:graphic-properties draw:fill="solid" draw:fill-color="#a0a0a0"/>
      <style:paragraph-properties fo:text-align="center"/>
    </style:style>
    <style:style style:name="P5" style:family="paragraph" style:parent-style-name="Standard" style:list-style-name="WWNum59"/>
    <style:style style:name="P6" style:family="paragraph" style:parent-style-name="Standard" style:list-style-name="WWNum60"/>
    <style:style style:name="P7" style:family="paragraph" style:parent-style-name="Standard" style:list-style-name="WWNum61"/>
    <style:style style:name="P8" style:family="paragraph" style:parent-style-name="Standard" style:list-style-name="WWNum62"/>
    <style:style style:name="P9" style:family="paragraph" style:parent-style-name="Standard" style:list-style-name="WWNum63"/>
    <style:style style:name="P10" style:family="paragraph" style:parent-style-name="Standard" style:list-style-name="WWNum74"/>
    <style:style style:name="P11" style:family="paragraph" style:parent-style-name="Standard" style:list-style-name="WWNum75"/>
    <style:style style:name="P12" style:family="paragraph" style:parent-style-name="Standard">
      <style:text-properties style:font-name="Segoe UI Emoji" fo:font-weight="bold" style:font-weight-asian="bold" style:font-name-complex="Segoe UI Emoji1" style:font-weight-complex="bold"/>
    </style:style>
    <style:style style:name="P13" style:family="paragraph" style:parent-style-name="Standard" style:list-style-name="WWNum87"/>
    <style:style style:name="P14" style:family="paragraph" style:parent-style-name="Standard" style:list-style-name="WWNum88"/>
    <style:style style:name="P15" style:family="paragraph" style:parent-style-name="Standard" style:list-style-name="WWNum103"/>
    <style:style style:name="P16" style:family="paragraph" style:parent-style-name="Heading_20_3">
      <style:text-properties fo:font-weight="bold" style:font-weight-asian="bold" style:font-weight-complex="bold"/>
    </style:style>
    <style:style style:name="P17" style:family="paragraph" style:parent-style-name="Text_20_body">
      <style:paragraph-properties fo:margin-top="0cm" fo:margin-bottom="0.282cm" style:contextual-spacing="false" fo:line-height="108%"/>
      <style:text-properties fo:font-weight="bold" style:font-weight-asian="bold" style:font-weight-complex="bold"/>
    </style:style>
    <style:style style:name="P18" style:family="paragraph" style:parent-style-name="Horizontal_20_Line">
      <style:paragraph-properties fo:margin-top="0cm" fo:margin-bottom="0.282cm" style:contextual-spacing="false"/>
      <style:text-properties fo:font-weight="bold" style:font-weight-asian="bold" style:font-weight-complex="bold"/>
    </style:style>
    <style:style style:name="P19" style:family="paragraph" style:parent-style-name="Heading_20_3">
      <style:paragraph-properties fo:margin-top="0cm" fo:margin-bottom="0.282cm" style:contextual-spacing="false"/>
      <style:text-properties fo:font-weight="bold" style:font-weight-asian="bold" style:font-weight-complex="bold"/>
    </style:style>
    <style:style style:name="P20" style:family="paragraph" style:parent-style-name="Text_20_body" style:list-style-name="L1">
      <style:paragraph-properties fo:margin-top="0cm" fo:margin-bottom="0.282cm" style:contextual-spacing="false" fo:line-height="108%"/>
      <style:text-properties fo:font-weight="bold" style:font-weight-asian="bold" style:font-weight-complex="bold"/>
    </style:style>
    <style:style style:name="P21" style:family="paragraph" style:parent-style-name="Text_20_body" style:list-style-name="L2">
      <style:paragraph-properties fo:margin-top="0cm" fo:margin-bottom="0.282cm" style:contextual-spacing="false" fo:line-height="108%"/>
      <style:text-properties fo:font-weight="bold" style:font-weight-asian="bold" style:font-weight-complex="bold"/>
    </style:style>
    <style:style style:name="P22" style:family="paragraph" style:parent-style-name="Heading_20_3">
      <style:paragraph-properties fo:margin-top="0cm" fo:margin-bottom="0.282cm" style:contextual-spacing="false"/>
    </style:style>
    <style:style style:name="P23" style:family="paragraph" style:parent-style-name="Heading_20_2">
      <style:paragraph-properties fo:margin-top="0cm" fo:margin-bottom="0.282cm" style:contextual-spacing="false"/>
    </style:style>
    <style:style style:name="P24" style:family="paragraph" style:parent-style-name="Text_20_body">
      <style:paragraph-properties fo:margin-top="0cm" fo:margin-bottom="0.282cm" style:contextual-spacing="false" fo:line-height="108%"/>
    </style:style>
    <style:style style:name="P25" style:family="paragraph" style:parent-style-name="Text_20_body" style:list-style-name="L3">
      <style:paragraph-properties fo:margin-top="0cm" fo:margin-bottom="0.282cm" style:contextual-spacing="false" fo:line-height="108%"/>
    </style:style>
    <style:style style:name="P26" style:family="paragraph" style:parent-style-name="Text_20_body" style:list-style-name="L4">
      <style:paragraph-properties fo:margin-top="0cm" fo:margin-bottom="0.282cm" style:contextual-spacing="false" fo:line-height="108%"/>
    </style:style>
    <style:style style:name="P27" style:family="paragraph" style:parent-style-name="Text_20_body" style:list-style-name="L5">
      <style:paragraph-properties fo:margin-top="0cm" fo:margin-bottom="0.282cm" style:contextual-spacing="false" fo:line-height="108%"/>
    </style:style>
    <style:style style:name="P28" style:family="paragraph" style:parent-style-name="Text_20_body" style:list-style-name="L6">
      <style:paragraph-properties fo:margin-top="0cm" fo:margin-bottom="0.282cm" style:contextual-spacing="false" fo:line-height="108%"/>
    </style:style>
    <style:style style:name="P29" style:family="paragraph" style:parent-style-name="Text_20_body" style:list-style-name="L7">
      <style:paragraph-properties fo:margin-top="0cm" fo:margin-bottom="0.282cm" style:contextual-spacing="false" fo:line-height="108%"/>
    </style:style>
    <style:style style:name="P30" style:family="paragraph" style:parent-style-name="Horizontal_20_Line">
      <style:paragraph-properties fo:margin-top="0cm" fo:margin-bottom="0.282cm" style:contextual-spacing="false"/>
    </style:style>
    <style:style style:name="P31" style:family="paragraph" style:parent-style-name="Text_20_body" style:list-style-name="L8">
      <style:paragraph-properties fo:margin-top="0cm" fo:margin-bottom="0.282cm" style:contextual-spacing="false" fo:line-height="108%"/>
    </style:style>
    <style:style style:name="P32" style:family="paragraph" style:parent-style-name="Preformatted_20_Text" style:list-style-name="L8">
      <style:paragraph-properties fo:margin-left="0cm" fo:margin-right="0cm" fo:margin-top="0cm" fo:margin-bottom="0.282cm" style:contextual-spacing="false" fo:text-indent="0cm" style:auto-text-indent="false" style:writing-mode="lr-tb"/>
    </style:style>
    <style:style style:name="P33" style:family="paragraph" style:parent-style-name="Preformatted_20_Text" style:list-style-name="L8">
      <style:paragraph-properties fo:margin-top="0cm" fo:margin-bottom="0.282cm" style:contextual-spacing="false" style:writing-mode="lr-tb"/>
    </style:style>
    <style:style style:name="P34" style:family="paragraph" style:parent-style-name="Text_20_body" style:list-style-name="L9">
      <style:paragraph-properties fo:margin-top="0cm" fo:margin-bottom="0.282cm" style:contextual-spacing="false" fo:line-height="108%"/>
    </style:style>
    <style:style style:name="P35" style:family="paragraph" style:parent-style-name="Text_20_body" style:list-style-name="L10">
      <style:paragraph-properties fo:margin-top="0cm" fo:margin-bottom="0.282cm" style:contextual-spacing="false" fo:line-height="108%"/>
    </style:style>
    <style:style style:name="P36" style:family="paragraph" style:parent-style-name="Text_20_body" style:list-style-name="L11">
      <style:paragraph-properties fo:margin-top="0cm" fo:margin-bottom="0.282cm" style:contextual-spacing="false" fo:line-height="108%"/>
    </style:style>
    <style:style style:name="P37" style:family="paragraph" style:parent-style-name="Text_20_body" style:list-style-name="L12">
      <style:paragraph-properties fo:margin-top="0cm" fo:margin-bottom="0.282cm" style:contextual-spacing="false" fo:line-height="108%"/>
    </style:style>
    <style:style style:name="P38" style:family="paragraph" style:parent-style-name="Text_20_body" style:list-style-name="L13">
      <style:paragraph-properties fo:margin-top="0cm" fo:margin-bottom="0.282cm" style:contextual-spacing="false" fo:line-height="108%"/>
    </style:style>
    <style:style style:name="P39" style:family="paragraph" style:parent-style-name="Text_20_body" style:list-style-name="L14">
      <style:paragraph-properties fo:margin-top="0cm" fo:margin-bottom="0.282cm" style:contextual-spacing="false" fo:line-height="108%"/>
    </style:style>
    <style:style style:name="P40" style:family="paragraph" style:parent-style-name="Standard">
      <style:paragraph-properties fo:margin-top="0cm" fo:margin-bottom="0.282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egoe UI Emoji" fo:font-weight="bold" style:font-weight-asian="bold" style:font-name-complex="Segoe UI Emoji1" style:font-weight-complex="bold"/>
    </style:style>
    <style:style style:name="T3" style:family="text">
      <style:text-properties fo:font-family="'Cambria Math'" style:font-family-generic="roman" style:font-pitch="variable" style:font-family-complex="'Cambria Math'" style:font-family-generic-complex="system" style:font-pitch-complex="variable"/>
    </style:style>
    <style:style style:name="T4" style:family="text">
      <style:text-properties fo:font-family="Aptos" style:font-family-generic="swiss" style:font-pitch="variable" style:font-name-complex="Aptos1"/>
    </style:style>
    <style:style style:name="T5" style:family="text">
      <style:text-properties style:font-name="Segoe UI Emoji" style:font-name-complex="Segoe UI Emoji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family="Aptos" style:font-family-generic="swiss" style:font-pitch="variable" fo:font-weight="bold" style:font-weight-asian="bold" style:font-name-complex="Aptos1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M7.6 — Watt-engine v1 &amp; Precision Watt v1.0 (Backend)</text:span></text:p>
      <text:p text:style-name="Standard" loext:marker-style-name="T1"><text:span text:style-name="T1">S1 — Datagrunnlag &amp; modus (</text:span><text:span text:style-name="T2">⚙️</text:span><text:span text:style-name="T1">) </text:span><text:span text:style-name="T2">✅</text:span><text:span text:style-name="T1"> Ferdig</text:span></text:p>
      <text:p text:style-name="P1">Oppgaver</text:p>
      <text:list text:style-name="WWNum29">
        <text:list-item>
          <text:p text:style-name="P2">Strava OAuth &amp; activity fetch (fields/streams mappes).</text:p>
        </text:list-item>
        <text:list-item>
          <text:p text:style-name="P2">Auto-deteksjon indoor/outdoor (trainer, sport_type, device_watts).</text:p>
        </text:list-item>
        <text:list-item>
          <text:p text:style-name="P2">CLI-flag: --mode roller|outdoor (rute til riktig pipeline).</text:p>
        </text:list-item>
      </text:list>
      <text:p text:style-name="P1">DoD</text:p>
      <text:list text:style-name="WWNum30">
        <text:list-item>
          <text:p text:style-name="P3">Fetch av én aktivitet med streams OK.</text:p>
        </text:list-item>
        <text:list-item>
          <text:p text:style-name="P3">Indoor/outdoor korrekt i logg + JSON.</text:p>
        </text:list-item>
        <text:list-item>
          <text:p text:style-name="P3">--mode påvirker kjørevei.</text:p>
        </text:list-item>
      </text:list>
      <text:p text:style-name="Standard"><text:span text:style-name="T1">Estimert:</text:span> 8–12h</text:p>
      <text:p text:style-name="Standard"><draw:rect text:anchor-type="as-char" style:rel-width="100%" draw:z-index="0" draw:name="Form1" draw:style-name="gr1" draw:text-style-name="P4" svg:width="16.003cm" svg:height="0.054cm"><text:p/></draw:rect></text:p>
      <text:p text:style-name="Standard" loext:marker-style-name="T1"><text:span text:style-name="T1">S1B — No-watt fallback &amp; policy (</text:span><text:span text:style-name="T2">⚠️</text:span><text:span text:style-name="T1">)</text:span><text:span text:style-name="T2">✅</text:span><text:span text:style-name="T1"> Ferdig</text:span></text:p>
      <text:p text:style-name="P1">Oppgaver</text:p>
      <text:list text:style-name="WWNum59">
        <text:list-item>
          <text:p text:style-name="P5">Backend: rute økter uten watt eller device_watts=False til hr_only pipeline.</text:p>
        </text:list-item>
        <text:list-item>
          <text:p text:style-name="P5">Frontend (senere i M8): vise varsel “Ingen effekt-data registrert – enkelte metrikker begrenset.”</text:p>
        </text:list-item>
        <text:list-item>
          <text:p text:style-name="P5">Logging: structured WARN med no_power_reason.</text:p>
        </text:list-item>
        <text:list-item>
          <text:p text:style-name="P5">Metrics: sessions_no_power_total, sessions_device_watts_false_total.</text:p>
        </text:list-item>
        <text:list-item>
          <text:p text:style-name="P5"><text:span text:style-name="T1">Git hygiene:</text:span> oppdatere .gitignore for å ekskludere secrets/, state/, cli/tokens.py; legge til eksempelfiler (tokens_example.py, last_import.sample.json) slik at repoet er rent, men nye miljøer kan settes opp uten hemmeligheter.</text:p>
        </text:list-item>
      </text:list>
      <text:p text:style-name="P1">DoD</text:p>
      <text:list text:style-name="WWNum60">
        <text:list-item>
          <text:p text:style-name="P6">pytest fixture for økt uten watt.</text:p>
        </text:list-item>
        <text:list-item>
          <text:p text:style-name="P6">Rust analyzer-test: JSON har mode="hr_only", ingen panic.</text:p>
        </text:list-item>
        <text:list-item>
          <text:p text:style-name="P6">Varsel vises i publish (dry-run).</text:p>
        </text:list-item>
        <text:list-item>
          <text:p text:style-name="P6">.gitignore skjuler secrets/state; eksempelfiler ligger i repo.</text:p>
        </text:list-item>
      </text:list>
      <text:p text:style-name="Standard"><text:span text:style-name="T1">Estimert:</text:span> 8–10h (inkl. git hygiene)</text:p>
      <text:p text:style-name="Standard"><draw:rect text:anchor-type="as-char" style:rel-width="100%" draw:z-index="1" draw:name="Form2" draw:style-name="gr1" draw:text-style-name="P4" svg:width="16.003cm" svg:height="0.054cm"><text:p/></draw:rect></text:p>
      <text:p text:style-name="Standard"><text:span text:style-name="T1">S2 — Vær &amp; profiler (</text:span><text:span text:style-name="T2">🌤️</text:span><text:span text:style-name="T1">)</text:span> Oppgaver</text:p>
      <text:list text:style-name="WWNum61">
        <text:list-item>
          <text:p text:style-name="P7">Værklient (vind, temp, trykk) + caching per (lat,lon,timestamp).</text:p>
        </text:list-item>
        <text:list-item>
          <text:p text:style-name="P7">Profilsettings: total vekt, sykkeltype, dekk/underlag (Crr preset).</text:p>
        </text:list-item>
        <text:list-item>
          <text:p text:style-name="P7">Persist profil i enkel JSON/kv-store.</text:p>
        </text:list-item>
      </text:list>
      <text:p text:style-name="Standard"><text:soft-page-break/>DoD • 95% cache-hit på re-kjøringer samme økt. • Validering av profil (mangler <text:span text:style-name="T3">⇒</text:span> default + <text:span text:style-name="T4">“</text:span>estimat<text:span text:style-name="T4">”</text:span>-flagg). <text:span text:style-name="T5">🆕</text:span> <text:span text:style-name="T6">CI: Hopp over sanity-test (</text:span>test_strava_client.py<text:span text:style-name="T6">) – publiseringsflyt ikke berørt.</text:span></text:p>
      <text:p text:style-name="Standard">Estimert: 8–12h Husker ikke faktisk tid. </text:p>
      <text:p text:style-name="Standard"><text:span text:style-name="T1">S3 — Fysikkmotor (</text:span><text:span text:style-name="T2">🚴</text:span><text:span text:style-name="T1">)</text:span> Oppgaver</text:p>
      <text:list text:style-name="WWNum62">
        <text:list-item>
          <text:p text:style-name="P8">Kraftmodell: gravitasjon, rulling (Crr), aero (CdA), akselerasjon.</text:p>
        </text:list-item>
        <text:list-item>
          <text:p text:style-name="P8">Høyde-smoothing (DEM/kalman/savgol), outlier-kutt (stopp/sving).</text:p>
        </text:list-item>
        <text:list-item>
          <text:p text:style-name="P8">Sample-vis watt + 3–5s glatting + NP/avg.</text:p>
        </text:list-item>
      </text:list>
      <text:p text:style-name="Standard">DoD • Golden test på syntetisk segment (flat, bakke, varierende vind). • cargo test viser stabile tall (±1–2W). <text:span text:style-name="T5">🆕</text:span> <text:span text:style-name="T6">Golden test inkluderes i CI for stabilitet.</text:span></text:p>
      <text:p text:style-name="Standard">Estimert: 16–24h ca 16 timer</text:p>
      <text:p text:style-name="Standard"><text:span text:style-name="T1">S4 — Kalibrering (CdA/Crr-fit) (</text:span><text:span text:style-name="T2">🎯</text:span><text:span text:style-name="T1">)</text:span> Oppgaver</text:p>
      <text:list text:style-name="WWNum63">
        <text:list-item>
          <text:p text:style-name="P9">Kalibreringsprosedyre (5–8 min, 3–6 % bakke).</text:p>
        </text:list-item>
        <text:list-item>
          <text:p text:style-name="P9">Fit CdA/Crr fra data (uten powermeter).</text:p>
        </text:list-item>
        <text:list-item>
          <text:p text:style-name="P9">Lagre pr sykkel/profil; bruk globalt i beregninger.</text:p>
        </text:list-item>
      </text:list>
      <text:p text:style-name="Standard">DoD • Reproducible fit på testdata. • MAE ≤ 10% på kalibreringssegment mot powermeter-aktivitet. • Flagget “Kalibrert: Ja/Nei” i output. <text:span text:style-name="T5">🆕</text:span> <text:span text:style-name="T6">Testavhengighet følger datastrøm fra S2 → S3 → S4.</text:span></text:p>
      <text:p text:style-name="Standard">Estimert: 12–18h Faktisk Tid ca 18t</text:p>
      <text:p text:style-name="Standard" loext:marker-style-name="T1"><text:span text:style-name="T1">Kommende sprinter (oppdatert pr 23.09.2025)</text:span><text:span text:style-name="T1"/></text:p>
      <text:p text:style-name="Standard" loext:marker-style-name="T1"><text:span text:style-name="T1">S5 — Indoor/outdoor-pipeline + GPS/Wind (</text:span><text:span text:style-name="T2">🧪🧭💨</text:span><text:span text:style-name="T1">)</text:span></text:p>
      <text:p text:style-name="P1">Oppgaver:</text:p>
      <text:list text:style-name="WWNum74">
        <text:list-item>
          <text:p text:style-name="P10">Indoor: device_watts direkte, fallback-estimat når mangler (marker tydelig).</text:p>
        </text:list-item>
        <text:list-item>
          <text:p text:style-name="P10">Outdoor: heading ut fra GPS-koordinater (sample[i]→sample[i+1]).</text:p>
        </text:list-item>
        <text:list-item>
          <text:p text:style-name="P10">Vindkorreksjon: kombiner heading + vær (vindhastighet/retning).</text:p>
        </text:list-item>
        <text:list-item>
          <text:p text:style-name="P10">Oppdater compute_power med v_rel.</text:p>
        </text:list-item>
        <text:list-item>
          <text:p text:style-name="P10">CLI-output: felt wind_rel, calibrated.</text:p>
        </text:list-item>
        <text:list-item>
          <text:p text:style-name="P10">Tester: syntetiske ruter (Horten–Sande–retur).</text:p>
        </text:list-item>
      </text:list>
      <text:p text:style-name="P1">DoD:</text:p>
      <text:list text:style-name="WWNum75">
        <text:list-item>
          <text:p text:style-name="P11">Indoor-output identisk med baseline.</text:p>
        </text:list-item>
        <text:list-item>
          <text:p text:style-name="P11">Outdoor korrigerer watt i henhold til vindretning.</text:p>
        </text:list-item>
        <text:list-item>
          <text:p text:style-name="P11">Golden-test: deterministisk output ±1–2W.</text:p>
        </text:list-item>
        <text:list-item>
          <text:p text:style-name="P11">CLI viser wind_rel og calibrated: Ja/Nei.</text:p>
        </text:list-item>
        <text:list-item>
          <text:p text:style-name="P11">MAE ≤10 % på testsegment med kjent vind.</text:p>
        </text:list-item>
      </text:list>
      <text:p text:style-name="Standard"><text:span text:style-name="T1">Estimert:</text:span> 14–18h Faktisk Tid 12 TImer</text:p>
      <text:p text:style-name="Standard"><text:soft-page-break/><draw:rect text:anchor-type="as-char" style:rel-width="100%" draw:z-index="2" draw:name="Form3" draw:style-name="gr1" draw:text-style-name="P4" svg:width="16.003cm" svg:height="0.054cm"><text:p/></draw:rect></text:p>
      <text:p text:style-name="P12" loext:marker-style-name="T2"/>
      <text:p text:style-name="Standard" loext:marker-style-name="T1"><text:span text:style-name="T2">📅</text:span><text:span text:style-name="T1"> Sprintplan (oppdatert 26.09.2025)</text:span></text:p>
      <text:p text:style-name="Standard"><draw:rect text:anchor-type="as-char" style:rel-width="100%" draw:z-index="3" draw:name="Form4" draw:style-name="gr1" draw:text-style-name="P4" svg:width="16.003cm" svg:height="0.054cm"><text:p/></draw:rect></text:p>
      <text:p text:style-name="Standard" loext:marker-style-name="T1"><text:span text:style-name="T2">✅</text:span><text:span text:style-name="T1"> S6 — CLI/Reports &amp; observabilitet (</text:span><text:span text:style-name="T2">📈</text:span><text:span text:style-name="T7">🪵</text:span><text:span text:style-name="T1">)</text:span></text:p>
      <text:p text:style-name="Standard"><text:span text:style-name="T1">Ferdig</text:span> – se sprintlogg.<text:line-break/><text:span text:style-name="T1">Faktisk tid:</text:span> 6h (estimert 6–8h). Faktisk Tid 6 Timer</text:p>
      <text:p text:style-name="Standard"><draw:rect text:anchor-type="as-char" style:rel-width="100%" draw:z-index="4" draw:name="Form5" draw:style-name="gr1" draw:text-style-name="P4" svg:width="16.003cm" svg:height="0.054cm"><text:p/></draw:rect></text:p>
      <text:p text:style-name="Standard" loext:marker-style-name="T1"><text:span text:style-name="T2">🛡️</text:span><text:span text:style-name="T1"> S7 — QA &amp; hardening</text:span></text:p>
      <text:p text:style-name="P1">Oppgaver:</text:p>
      <text:list text:style-name="WWNum87">
        <text:list-item>
          <text:p text:style-name="P13">Edge-cases: manglende vær, GPS-drift, null HR, kort økt.</text:p>
        </text:list-item>
        <text:list-item>
          <text:p text:style-name="P13">Flere golden-tester (ekte rides + variasjon i vær/terreng).</text:p>
        </text:list-item>
        <text:list-item>
          <text:p text:style-name="P13">Golden på økter uten powermeter + plausibilitet mot HR/trend.</text:p>
        </text:list-item>
        <text:list-item>
          <text:p text:style-name="P13">Oppdatér CGS v1.1 kobling.</text:p>
        </text:list-item>
        <text:list-item>
          <text:p text:style-name="P13"><text:span text:style-name="T5">🆕</text:span> Refaktorér testsetup m/ helpers (conftest.py, test_utils.rs).</text:p>
        </text:list-item>
        <text:list-item>
          <text:p text:style-name="P13"><text:span text:style-name="T5">🆕</text:span> Innfør JSON-schema versjonering for CLI/API-output.</text:p>
        </text:list-item>
        <text:list-item>
          <text:p text:style-name="P13"><text:span text:style-name="T5">🆕</text:span> Sikre at alle testdatasett har ≥30 samples (indoor + outdoor).</text:p>
        </text:list-item>
      </text:list>
      <text:p text:style-name="P1">DoD:</text:p>
      <text:list text:style-name="WWNum88">
        <text:list-item>
          <text:p text:style-name="P14">Alle tester grønne (pytest + cargo).</text:p>
        </text:list-item>
        <text:list-item>
          <text:p text:style-name="P14">CGS konsumerer nye felter uten regress.</text:p>
        </text:list-item>
        <text:list-item>
          <text:p text:style-name="P14">CLI/API-output valideres mot schema_version.</text:p>
        </text:list-item>
        <text:list-item>
          <text:p text:style-name="P14">Golden-tester har tilstrekkelig datavolum (≥30 samples).</text:p>
        </text:list-item>
      </text:list>
      <text:p text:style-name="Standard"><text:span text:style-name="T1">Estimert:</text:span> 10–14h (tid økt pga. nye DoD-krav). Faktisk Tid 14 timer</text:p>
      <text:p text:style-name="Standard"><draw:rect text:anchor-type="as-char" style:rel-width="100%" draw:z-index="5" draw:name="Form6" draw:style-name="gr1" draw:text-style-name="P4" svg:width="16.003cm" svg:height="0.054cm"><text:p/></draw:rect></text:p>
      <text:p text:style-name="Standard"/>
      <text:p text:style-name="Standard" loext:marker-style-name="T1"><text:span text:style-name="T2">📝</text:span><text:span text:style-name="T1"> Oppdatert Sprintplan (per 30.09.2025)</text:span></text:p>
      <text:p text:style-name="Standard"><draw:rect text:anchor-type="as-char" style:rel-width="100%" draw:z-index="6" draw:name="Form7" draw:style-name="gr1" draw:text-style-name="P4" svg:width="16.003cm" svg:height="0.054cm"><text:p/></draw:rect></text:p>
      <text:p text:style-name="Standard" loext:marker-style-name="T1"><text:span text:style-name="T2">✅</text:span><text:span text:style-name="T1"> S8 — Scaffold &amp; dataadapter (ferdig)</text:span></text:p>
      <text:p text:style-name="P1">Oppgaver levert:</text:p>
      <text:list text:style-name="WWNum103">
        <text:list-item>
          <text:p text:style-name="P15">React/Tailwind scaffold + routing</text:p>
        </text:list-item>
        <text:list-item>
          <text:p text:style-name="P15">State-management</text:p>
        </text:list-item>
        <text:list-item>
          <text:p text:style-name="P15">Backend-adapter (mock ↔ live)</text:p>
        </text:list-item>
        <text:list-item>
          <text:p text:style-name="P15"><text:soft-page-break/>Dokumentasjonstabell for CLI-flagg</text:p>
        </text:list-item>
        <text:list-item>
          <text:p text:style-name="P15">Schema-version validering + HR-only fallback</text:p>
        </text:list-item>
      </text:list>
      <text:p text:style-name="Standard"><text:span text:style-name="T1">DoD:</text:span> Alt oppfylt<text:line-break/><text:span text:style-name="T1">Brukt tid:</text:span> ~8–10h Faktisk Tid 8Timer<text:line-break/><text:span text:style-name="T1">Status:</text:span> <text:span text:style-name="T5">✔️</text:span> Ferdig</text:p>
      <text:p text:style-name="Standard"><draw:rect text:anchor-type="as-char" style:rel-width="100%" draw:z-index="7" draw:name="Form8" draw:style-name="gr1" draw:text-style-name="P4" svg:width="16.003cm" svg:height="0.054cm"><text:p/></draw:rect></text:p>
      <text:p text:style-name="Standard"><text:span text:style-name="T5">🧩</text:span> <text:span text:style-name="T1">S8.5 — Mini-sprint: Precision Watt stubs + short-session guard</text:span><text:line-break/><text:span text:style-name="T1">Status:</text:span> <text:span text:style-name="T5">✅</text:span> Ferdig</text:p>
      <text:p text:style-name="Standard"><text:span text:style-name="T1">Oppgaver:</text:span><text:line-break/>• Utvide SessionReport med felter: precision_watt, precision_watt_ci, sources, cda, crr, reason.<text:line-break/>• Oppdatere mockSession med dummy-serier (40 samples).<text:line-break/>• Dev-sanity i SessionView (viser antall PW/CI-samples i DEV).<text:line-break/>• Legge til short-session guard (&lt;30 samples) med kontrollert melding.</text:p>
      <text:p text:style-name="Standard"><text:span text:style-name="T1">DoD:</text:span><text:line-break/>• App bygger uten feil med nye felter.<text:line-break/>• Dev-sanity viser counts når data finnes (kun i DEV).<text:line-break/>• Kort-økt meldes kontrollert (“Kort økt – viser begrenset visning”), ingen crash.</text:p>
      <text:p text:style-name="Standard"><text:span text:style-name="T1">Estimert:</text:span> 2–2.25h<text:line-break/><text:span text:style-name="T1">Effekt:</text:span> Sparer 3–7h i S9–S12 → netto –1 til –5h totalt.</text:p>
      <text:p text:style-name="Standard"><draw:rect text:anchor-type="as-char" style:rel-width="100%" draw:z-index="8" draw:name="Form9" draw:style-name="gr1" draw:text-style-name="P4" svg:width="16.003cm" svg:height="0.054cm"><text:p/></draw:rect></text:p>
      <text:p text:style-name="Standard"><text:span text:style-name="T5">📊</text:span> <text:span text:style-name="T1">S9 — Økt-kort &amp; nøkkelmetrikker</text:span><text:line-break/><text:span text:style-name="T1">Oppgaver:</text:span><text:line-break/>• Øktvisning: NP, IF, VI, Pa:Hr, W/slag, CGS, PrecisionWatt.<text:line-break/>• Indoor/outdoor-chip + “Kalibrert: Ja/Nei”.<text:line-break/>• Varsel-banner for no-watt-økter.<text:line-break/>• Korte økter (&lt;30 samples) håndteres (grunnlaget lagt i 8.5).<text:line-break/>• <text:span text:style-name="T1">Baseline:</text:span> schema_version-guard alltid aktiv.<text:line-break/>• <text:span text:style-name="T1">Prod-verifisering:</text:span> test med npx serve -s dist for å unngå 404.</text:p>
      <text:p text:style-name="Standard"><text:span text:style-name="T1">DoD:</text:span><text:line-break/>• Formatter-tester.<text:line-break/>• Visuell smoke-test på mobile/desktop.<text:line-break/>• Korte økter gir kontrollert visning, ikke crash.<text:line-break/>• “Kalibrert: Nei” viser reason når tilgjengelig.<text:line-break/>• Prod-build fungerer uten 404.</text:p>
      <text:p text:style-name="Standard"><text:span text:style-name="T1">Estimert (redusert):</text:span> 8–11h (var 9–13h, spart 1–2h via 8.5).</text:p>
      <text:p text:style-name="Standard"><draw:rect text:anchor-type="as-char" style:rel-width="100%" draw:z-index="9" draw:name="Form10" draw:style-name="gr1" draw:text-style-name="P4" svg:width="16.003cm" svg:height="0.054cm"><text:p/></draw:rect></text:p>
      <text:p text:style-name="Standard"><text:span text:style-name="T5">🎛️</text:span> <text:span text:style-name="T1">S10 — Precision Watt UI</text:span><text:line-break/><text:span text:style-name="T1">Oppgaver:</text:span><text:line-break/>• Graf + usikkerhetsbånd.<text:line-break/>• Tooltip med datakilde (powermeter/estimat, vær, profil).</text:p>
      <text:p text:style-name="Standard"><text:span text:style-name="T1">DoD:</text:span><text:line-break/>• Render uten jank på 1 Hz-data (2h økt).<text:line-break/><text:soft-page-break/>• Golden-skjermbilder.<text:line-break/>• Tooltip viser calibrated korrekt selv når False.</text:p>
      <text:p text:style-name="Standard"><text:span text:style-name="T1">Estimert (redusert):</text:span> 8–13h (var 10–16h, spart 2–3h via 8.5).</text:p>
      <text:p text:style-name="Standard"><draw:rect text:anchor-type="as-char" style:rel-width="100%" draw:z-index="10" draw:name="Form11" draw:style-name="gr1" draw:text-style-name="P4" svg:width="16.003cm" svg:height="0.054cm"><text:p/></draw:rect></text:p>
      <text:h text:style-name="P16" text:outline-level="3">✅ S11 — Analysepanel &amp; trender (📈) <text:span text:style-name="Strong_20_Emphasis">[ny]</text:span></text:h>
      <text:p text:style-name="P17"><text:span text:style-name="Strong_20_Emphasis">Oppgaver:</text:span><text:line-break/>• AnalysisPanel med statusbadges (FULL, HR-only, LIMITED).<text:line-break/>• AnalysisChart med CI-bånd (PrecisionWatt), tooltip og NP/PW-trend.<text:line-break/>• Edge-case-håndtering (kort økt, kalibrert =false, tomme data).<text:line-break/>• Tooltip viser Kilde og Kalibrert.<text:line-break/>• Prod/dev-layout verifisert identisk; ytelse testet (1 Hz / 2 t).<text:line-break/><text:span text:style-name="Strong_20_Emphasis">DoD:</text:span><text:line-break/>• Analysepanel gir innsikt og er robust.<text:line-break/>• Trendgraf fungerer med edge-case-data.<text:line-break/>• CI-bånd og tooltip interaktive og korrekte.<text:line-break/>• Feiltilstander gir fallback og banner.<text:line-break/>• Prod/dev identisk ytelse og type-sikkerhet 100 %.<text:line-break/><text:span text:style-name="Strong_20_Emphasis">Estimert/brukt:</text:span> 12–16 h (ferdig).<text:line-break/><text:span text:style-name="Strong_20_Emphasis">Innsikt:</text:span> Del av planlagt TrendsChart flyttes til S12 for samlet kalibrerings-/trend-oversikt.</text:p>
      <text:p text:style-name="P18"/>
      <text:h text:style-name="P19" text:outline-level="3"><text:span text:style-name="Strong_20_Emphasis"><text:span text:style-name="T1">🔜 S12 — Kalibreringsguide &amp; TrendsChart (🎨🧭) [oppdatert etter S11]</text:span></text:span></text:h>
      <text:p text:style-name="P17"><text:span text:style-name="Strong_20_Emphasis">Oppgaver:</text:span></text:p>
      <text:list text:style-name="L1">
        <text:list-item>
          <text:p text:style-name="P20">Onboarding for første outdoor-økt (med kalibreringshint).</text:p>
        </text:list-item>
        <text:list-item>
          <text:p text:style-name="P20">Stegvis kalibreringsmodal (kalibreringsbakke, måling av CdA/Crr).</text:p>
        </text:list-item>
        <text:list-item>
          <text:p text:style-name="P20">Fallback-info for brukere uten wattmåler (HR-only-flyt).</text:p>
        </text:list-item>
        <text:list-item>
          <text:p text:style-name="P20">Knyttes til schema-felter (<text:span text:style-name="Source_20_Text">calibrated</text:span>, <text:span text:style-name="Source_20_Text">cda</text:span>, <text:span text:style-name="Source_20_Text">crr</text:span>, <text:span text:style-name="Source_20_Text">reason</text:span>) – felter fra S8.5.</text:p>
        </text:list-item>
        <text:list-item>
          <text:p text:style-name="P20">[ny] Implementer <text:span text:style-name="Strong_20_Emphasis">TrendsChart</text:span> for aggregert NP/PW per økt (over tid).</text:p>
        </text:list-item>
        <text:list-item>
          <text:p text:style-name="P20">Oppdatér UI til å vise “Kalibrert: Ja/Nei” i tooltip og legend.</text:p>
        </text:list-item>
        <text:list-item>
          <text:p text:style-name="P20"><text:span text:style-name="Strong_20_Emphasis">[ny prosessforbedring]</text:span> Legg inn fast build-sjekk før push:<text:line-break/><text:span text:style-name="Source_20_Text">python -m maturin develop --release -F python --manifest-path core/Cargo.toml &amp;&amp; python -c "import cyclegraph_core"</text:span><text:line-break/>slik at importen alltid fungerer og pytest finner alle tester før CI kjører.</text:p>
        </text:list-item>
      </text:list>
      <text:p text:style-name="P17"><text:span text:style-name="Strong_20_Emphasis">DoD:</text:span></text:p>
      <text:list text:style-name="L2">
        <text:list-item>
          <text:p text:style-name="P21">“Ferdig kalibrert” trigger backend-flag og speiles i UI.</text:p>
        </text:list-item>
        <text:list-item>
          <text:p text:style-name="P21">Guide kan hoppes uten feil.</text:p>
        </text:list-item>
        <text:list-item>
          <text:p text:style-name="P21">TrendsChart viser NP/PW-utvikling uten lagg.</text:p>
        </text:list-item>
        <text:list-item>
          <text:p text:style-name="P21">HR-only-flyt forståelig, uten tekniske termer.</text:p>
        </text:list-item>
        <text:list-item>
          <text:p text:style-name="P21"><text:soft-page-break/>Enhetstester på nye UI-komponenter (TrendsChart + modal).</text:p>
        </text:list-item>
        <text:list-item>
          <text:p text:style-name="P21">Samme feilbanner-mønster ved svikt som i S10/S11.</text:p>
        </text:list-item>
        <text:list-item>
          <text:p text:style-name="P21"><text:span text:style-name="Strong_20_Emphasis">Bygg- og import-sjekk for cyclegraph_core må kjøre grønt før merge.</text:span></text:p>
        </text:list-item>
      </text:list>
      <text:p text:style-name="P17"><text:span text:style-name="Strong_20_Emphasis">Estimert (oppdatert):</text:span> 8–11 h (økt + 2 h pga. TrendsChart).</text:p>
      <text:p text:style-name="P18"/>
      <text:h text:style-name="P22" text:outline-level="3"/>
      <text:h text:style-name="P23" text:outline-level="2">🔜 S13 — QA, Polish, CI &amp; Definition of Truth (🚀✅)</text:h>
      <text:p text:style-name="P24"><text:span text:style-name="Strong_20_Emphasis">Mål:</text:span> Kvalitetssikre hele kjeden, etablere <text:span text:style-name="Emphasis">Definition of Truth</text:span>, kontraktsvalidering og første live-kobling av TrendsChart.</text:p>
      <text:h text:style-name="P22" text:outline-level="3">🔧 Oppgaver</text:h>
      <text:p text:style-name="P24"><text:span text:style-name="Strong_20_Emphasis">Kvalitet / QA</text:span></text:p>
      <text:list text:style-name="L3">
        <text:list-item>
          <text:p text:style-name="P25">Tilgjengelighet (a11y: kontraster, tastaturnavigasjon).</text:p>
        </text:list-item>
        <text:list-item>
          <text:p text:style-name="P25">Verifiser kalibrerings-flow fra S12 i Lighthouse (UX-score &gt; 80).</text:p>
        </text:list-item>
        <text:list-item>
          <text:p text:style-name="P25">Sanity-test kjøres kun ved publisering.</text:p>
        </text:list-item>
        <text:list-item>
          <text:p text:style-name="P25">Miljø-hensyn: unngå <text:span text:style-name="Source_20_Text">npm ci</text:span> i OneDrive, bruk <text:span text:style-name="Source_20_Text">npm install</text:span> eller flytt mappe.</text:p>
        </text:list-item>
        <text:list-item>
          <text:p text:style-name="P25">QA-sjekk: CI validerer at <text:span text:style-name="Source_20_Text">cyclegraph_core</text:span> kan importeres, og at pytest-scope = 52 tests.</text:p>
        </text:list-item>
      </text:list>
      <text:p text:style-name="P24"><text:span text:style-name="Strong_20_Emphasis">CI / Testing</text:span></text:p>
      <text:list text:style-name="L4">
        <text:list-item>
          <text:p text:style-name="P26">CI-workflow for lint/build/test (frontend + Rust + pytest).</text:p>
        </text:list-item>
        <text:list-item>
          <text:p text:style-name="P26">CI inkluderer schema-kontrakttest mot <text:span text:style-name="Source_20_Text">session_v0.7.x.json</text:span>.</text:p>
        </text:list-item>
        <text:list-item>
          <text:p text:style-name="P26">Logging-validering: <text:span text:style-name="Source_20_Text">stdout</text:span> = kun JSON, <text:span text:style-name="Source_20_Text">stderr</text:span> = debug/log.</text:p>
        </text:list-item>
        <text:list-item>
          <text:p text:style-name="P26">Kontrakttest for ny <text:span text:style-name="Source_20_Text">/api/trends</text:span> (mot <text:span text:style-name="Source_20_Text">trends_response.v1.json</text:span>).</text:p>
        </text:list-item>
      </text:list>
      <text:p text:style-name="P24"><text:span text:style-name="Strong_20_Emphasis">Definition of Truth</text:span></text:p>
      <text:list text:style-name="L5">
        <text:list-item>
          <text:p text:style-name="P27">Opprett <text:span text:style-name="Source_20_Text">docs/definition-of-truth.md</text:span> med:</text:p>
          <text:list>
            <text:list-item>
              <text:p text:style-name="P27">Kilde-/avledet-hierarki (<text:span text:style-name="Source_20_Text">sessions</text:span> → <text:span text:style-name="Source_20_Text">session_metrics</text:span> → <text:span text:style-name="Source_20_Text">daily_user_metrics</text:span>).</text:p>
            </text:list-item>
            <text:list-item>
              <text:p text:style-name="P27">Begreps-definisjoner (<text:span text:style-name="Source_20_Text">w_per_beat</text:span>, <text:span text:style-name="Source_20_Text">pw_efficiency</text:span>, HR-fallback).</text:p>
            </text:list-item>
            <text:list-item>
              <text:p text:style-name="P27">Versjonering (<text:span text:style-name="Source_20_Text">schema_version = 0.7.x</text:span>) og tids-konvensjon (UTC).</text:p>
            </text:list-item>
          </text:list>
        </text:list-item>
        <text:list-item>
          <text:p text:style-name="P27">Lag 3 JSON-schemaer: <text:span text:style-name="Source_20_Text">session_metrics.v1.json</text:span>, <text:span text:style-name="Source_20_Text">daily_user_metrics.v1.json</text:span>, <text:span text:style-name="Source_20_Text">trends_response.v1.json</text:span>.</text:p>
        </text:list-item>
        <text:list-item>
          <text:p text:style-name="P27">Legg til enkel validator i CI (ajv / TS-validator).</text:p>
        </text:list-item>
      </text:list>
      <text:p text:style-name="P24"><text:span text:style-name="Strong_20_Emphasis">Trend Analysis (minimal patch)</text:span></text:p>
      <text:list text:style-name="L6">
        <text:list-item>
          <text:p text:style-name="P28">Backend: implementer <text:span text:style-name="Source_20_Text">/api/trends?from&amp;to&amp;bucket=day</text:span> med dummy-respons eller les fra <text:span text:style-name="Source_20_Text">daily_user_metrics</text:span>.</text:p>
        </text:list-item>
        <text:list-item>
          <text:p text:style-name="P28"><text:soft-page-break/>Frontend: bytt mock → live bak feature-toggle (<text:span text:style-name="Source_20_Text">VITE_USE_LIVE_TRENDS=true</text:span>).</text:p>
        </text:list-item>
        <text:list-item>
          <text:p text:style-name="P28">Legg til “Ingen data ennå”-state og bedre AbortError-håndtering.</text:p>
        </text:list-item>
        <text:list-item>
          <text:p text:style-name="P28">Docs: nytt <text:span text:style-name="Emphasis">TrendsChart</text:span>-avsnitt i <text:span text:style-name="Emphasis">Using Precision Watt</text:span>.</text:p>
        </text:list-item>
      </text:list>
      <text:h text:style-name="P22" text:outline-level="3">✅ DoD</text:h>
      <text:list text:style-name="L7">
        <text:list-item>
          <text:p text:style-name="P29">Lighthouse perf &gt; 80, a11y &gt; 90.</text:p>
        </text:list-item>
        <text:list-item>
          <text:p text:style-name="P29">CI grønn inkl. Maturin + schema-kontrakter + validator.</text:p>
        </text:list-item>
        <text:list-item>
          <text:p text:style-name="P29"><text:span text:style-name="Source_20_Text">/api/trends</text:span> svarer 200 med korrekt struktur (selv om tom).</text:p>
        </text:list-item>
        <text:list-item>
          <text:p text:style-name="P29">pytest + cargo + vitest + logging-tester består.</text:p>
        </text:list-item>
        <text:list-item>
          <text:p text:style-name="P29">Prod-build stabil på alle miljøer, ingen manuelle rebuilds.</text:p>
        </text:list-item>
      </text:list>
      <text:h text:style-name="P22" text:outline-level="3">⏱️ Estimert tidsbruk</text:h>
      <table:table table:name="Tabell1" table:style-name="Tabell1">
        <table:table-column table:style-name="Tabell1.A"/>
        <table:table-column table:style-name="Tabell1.B"/>
        <table:table-column table:style-name="Tabell1.C"/>
        <table:table-header-rows>
          <table:table-row>
            <table:table-cell table:style-name="Tabell1.A1" office:value-type="string">
              <text:p text:style-name="Table_20_Heading">Delområde</text:p>
            </table:table-cell>
            <table:table-cell table:style-name="Tabell1.A1" office:value-type="string">
              <text:p text:style-name="Table_20_Heading">Estimat</text:p>
            </table:table-cell>
            <table:table-cell table:style-name="Tabell1.A1" office:value-type="string">
              <text:p text:style-name="Table_20_Heading">Kommentar</text:p>
            </table:table-cell>
          </table:table-row>
        </table:table-header-rows>
        <table:table-row>
          <table:table-cell table:style-name="Tabell1.A1" office:value-type="string">
            <text:p text:style-name="Table_20_Contents">QA / Lighthouse / a11y</text:p>
          </table:table-cell>
          <table:table-cell table:style-name="Tabell1.A1" office:value-type="string">
            <text:p text:style-name="Table_20_Contents">2–3 t</text:p>
          </table:table-cell>
          <table:table-cell table:style-name="Tabell1.A1" office:value-type="string">
            <text:p text:style-name="Table_20_Contents">Kalibrerings- og UX-verifisering</text:p>
          </table:table-cell>
        </table:table-row>
        <table:table-row>
          <table:table-cell table:style-name="Tabell1.A1" office:value-type="string">
            <text:p text:style-name="Table_20_Contents">CI / schema-validering</text:p>
          </table:table-cell>
          <table:table-cell table:style-name="Tabell1.A1" office:value-type="string">
            <text:p text:style-name="Table_20_Contents">2–3 t</text:p>
          </table:table-cell>
          <table:table-cell table:style-name="Tabell1.A1" office:value-type="string">
            <text:p text:style-name="Table_20_Contents">Maturin + ajv-validator</text:p>
          </table:table-cell>
        </table:table-row>
        <table:table-row>
          <table:table-cell table:style-name="Tabell1.A1" office:value-type="string">
            <text:p text:style-name="Table_20_Contents">DoT + docs</text:p>
          </table:table-cell>
          <table:table-cell table:style-name="Tabell1.A1" office:value-type="string">
            <text:p text:style-name="Table_20_Contents">2 t</text:p>
          </table:table-cell>
          <table:table-cell table:style-name="Tabell1.A1" office:value-type="string">
            <text:p text:style-name="Table_20_Contents">Markdown + schema</text:p>
          </table:table-cell>
        </table:table-row>
        <table:table-row>
          <table:table-cell table:style-name="Tabell1.A1" office:value-type="string">
            <text:p text:style-name="Table_20_Contents">Trend-patch (BE + FE)</text:p>
          </table:table-cell>
          <table:table-cell table:style-name="Tabell1.A1" office:value-type="string">
            <text:p text:style-name="Table_20_Contents">2–4 t</text:p>
          </table:table-cell>
          <table:table-cell table:style-name="Tabell1.A1" office:value-type="string">
            <text:p text:style-name="Table_20_Contents">Minimal API + toggle + state</text:p>
          </table:table-cell>
        </table:table-row>
        <table:table-row>
          <table:table-cell table:style-name="Tabell1.A1" office:value-type="string">
            <text:p text:style-name="Table_20_Contents"><text:span text:style-name="Strong_20_Emphasis">Totalt estimat</text:span></text:p>
          </table:table-cell>
          <table:table-cell table:style-name="Tabell1.A1" office:value-type="string">
            <text:p text:style-name="Table_20_Contents"><text:span text:style-name="Strong_20_Emphasis">8–12 t</text:span></text:p>
          </table:table-cell>
          <table:table-cell table:style-name="Tabell1.A1" office:value-type="string">
            <text:p text:style-name="Table_20_Contents">komplett og realistisk</text:p>
          </table:table-cell>
        </table:table-row>
      </table:table>
      <text:p text:style-name="P30"/>
      <text:h text:style-name="P23" text:outline-level="2">🆕 S14 — Precision Watt End-to-End Integration + Bike Setup (⚡🚴‍♂️)</text:h>
      <text:p text:style-name="P24"><text:span text:style-name="Strong_20_Emphasis">Mål:</text:span> Fullføre Precision Watt som brukerstyrt feature fra beregning til lagring og publisering på Strava, og utvide realismen med sykkeltype, vekt og dekkdimensjon for mer presise beregninger.</text:p>
      <text:h text:style-name="P22" text:outline-level="3">🔧 Oppgaver</text:h>
      <text:p text:style-name="P24"><text:span text:style-name="Strong_20_Emphasis">Backend (Rust / Python)</text:span></text:p>
      <text:list text:style-name="L8">
        <text:list-item>
          <text:p text:style-name="P31">Utvid <text:span text:style-name="Source_20_Text">analyze_session()</text:span> slik at <text:span text:style-name="Source_20_Text">precision_watt</text:span>, <text:span text:style-name="Source_20_Text">precision_watt_ci</text:span>, <text:span text:style-name="Source_20_Text">cda</text:span>, <text:span text:style-name="Source_20_Text">crr</text:span>, <text:span text:style-name="Source_20_Text">reason</text:span> lagres i brukerens historikk.</text:p>
        </text:list-item>
        <text:list-item>
          <text:p text:style-name="P31">Ny modul <text:span text:style-name="Source_20_Text">publish_precision_watt.py</text:span> (bruk eksisterende Strava-token).</text:p>
        </text:list-item>
        <text:list-item>
          <text:p text:style-name="P31">Mal:</text:p>
          <text:p text:style-name="P32"><text:span text:style-name="Source_20_Text">CycleGraph Precision Watt: {pw:.0f} W (±{ci:.0f} W)</text:span></text:p>
          <text:p text:style-name="P33"><text:span text:style-name="Source_20_Text">Vind: {wind} m/s, CdA: {cda:.2f}, Crr: {crr:.3f}</text:span></text:p>
        </text:list-item>
        <text:list-item>
          <text:p text:style-name="P31">CLI-flagg <text:span text:style-name="Source_20_Text">--publish-pw</text:span> og env <text:span text:style-name="Source_20_Text">CYCLEGRAPH_PUBLISH_PW=true</text:span>.</text:p>
        </text:list-item>
        <text:list-item>
          <text:p text:style-name="P31">Håndter rate-limits (429) med retry-backoff + logging (WARN/ERROR).</text:p>
        </text:list-item>
      </text:list>
      <text:p text:style-name="P24"><text:span text:style-name="Strong_20_Emphasis">Bike Setup (Realism Extension)</text:span></text:p>
      <text:list text:style-name="L9">
        <text:list-item>
          <text:p text:style-name="P34"><text:soft-page-break/>Ny profil-seksjon: bruker velger <text:span text:style-name="Source_20_Text">Bike type (Road/Gravel/Hybrid)</text:span> + <text:span text:style-name="Source_20_Text">Bike weight (kg)</text:span> + <text:span text:style-name="Source_20_Text">Tire width (mm)</text:span>.</text:p>
        </text:list-item>
        <text:list-item>
          <text:p text:style-name="P34">Programmet beregner automatisk Crr fra type + dekkdimensjon (med forhånds-defaults):</text:p>
          <text:list>
            <text:list-item>
              <text:p text:style-name="P34">Road ≈ 0.0042 @ 28 mm</text:p>
            </text:list-item>
            <text:list-item>
              <text:p text:style-name="P34">Gravel ≈ 0.0062 @ 40 mm</text:p>
            </text:list-item>
            <text:list-item>
              <text:p text:style-name="P34">Hybrid ≈ 0.0068 @ 45 mm</text:p>
            </text:list-item>
          </text:list>
        </text:list-item>
        <text:list-item>
          <text:p text:style-name="P34">Lagring: feltene skrives til <text:span text:style-name="Source_20_Text">sessions</text:span> og <text:span text:style-name="Source_20_Text">session_metrics</text:span>.</text:p>
        </text:list-item>
        <text:list-item>
          <text:p text:style-name="P34">Oppdater PW-beregning til å inkludere brukerens sykkelvekt i total masse.</text:p>
        </text:list-item>
        <text:list-item>
          <text:p text:style-name="P34">Legg inn 1–2 tester (Road vs Gravel).</text:p>
        </text:list-item>
      </text:list>
      <text:p text:style-name="P24"><text:span text:style-name="Strong_20_Emphasis">Frontend (React)</text:span></text:p>
      <text:list text:style-name="L10">
        <text:list-item>
          <text:p text:style-name="P35">Ny toggle i profilpanelet: “Publisér Precision Watt til Strava”.</text:p>
        </text:list-item>
        <text:list-item>
          <text:p text:style-name="P35">Ny input-seksjon for Bike Setup (type, vekt, dekk).</text:p>
        </text:list-item>
        <text:list-item>
          <text:p text:style-name="P35">Oppdater <text:span text:style-name="Source_20_Text">SessionCard</text:span> / <text:span text:style-name="Source_20_Text">AnalysisPanel</text:span> med “Publisert”-ikon og visning av sykkeltype.</text:p>
        </text:list-item>
        <text:list-item>
          <text:p text:style-name="P35">Statusbanner: “Precision Watt publisert på Strava ✅”.</text:p>
        </text:list-item>
      </text:list>
      <text:p text:style-name="P24"><text:span text:style-name="Strong_20_Emphasis">Lagring / Observabilitet</text:span></text:p>
      <text:list text:style-name="L11">
        <text:list-item>
          <text:p text:style-name="P36">Persistenslag <text:span text:style-name="Source_20_Text">session_storage.py</text:span> (JSON/SQLite) med feltene:<text:line-break/><text:span text:style-name="Source_20_Text">precision_watt</text:span>, <text:span text:style-name="Source_20_Text">precision_watt_ci</text:span>, <text:span text:style-name="Source_20_Text">bike_type</text:span>, <text:span text:style-name="Source_20_Text">bike_weight</text:span>, <text:span text:style-name="Source_20_Text">tire_width</text:span>, <text:span text:style-name="Source_20_Text">crr_used</text:span>, <text:span text:style-name="Source_20_Text">published_to_strava</text:span>, <text:span text:style-name="Source_20_Text">publish_time</text:span>.</text:p>
        </text:list-item>
        <text:list-item>
          <text:p text:style-name="P36">CLI-kommando <text:span text:style-name="Source_20_Text">cyclegraph sessions list</text:span> viser siste 5 økter med status.</text:p>
        </text:list-item>
        <text:list-item>
          <text:p text:style-name="P36">Logg eventer: <text:span text:style-name="Source_20_Text">pw_publish_success_total</text:span>, <text:span text:style-name="Source_20_Text">pw_publish_fail_total</text:span>.</text:p>
        </text:list-item>
      </text:list>
      <text:p text:style-name="P24"><text:span text:style-name="Strong_20_Emphasis">Testing / CI</text:span></text:p>
      <text:list text:style-name="L12">
        <text:list-item>
          <text:p text:style-name="P37">Unit-tester for <text:span text:style-name="Source_20_Text">publish_precision_watt()</text:span> med mock-Strava.</text:p>
        </text:list-item>
        <text:list-item>
          <text:p text:style-name="P37">E2E-test: verifiser kommentarinnhold.</text:p>
        </text:list-item>
        <text:list-item>
          <text:p text:style-name="P37">Schema-bump → <text:span text:style-name="Source_20_Text">v0.7.3</text:span> (for bike-feltene).</text:p>
        </text:list-item>
        <text:list-item>
          <text:p text:style-name="P37">CI: inkluder <text:span text:style-name="Source_20_Text">test_publish_pw.py</text:span> + vitest smoke på ny bike-inputs.</text:p>
        </text:list-item>
      </text:list>
      <text:h text:style-name="P22" text:outline-level="3">⏱️ Estimert tidsbruk</text:h>
      <table:table table:name="Tabell2" table:style-name="Tabell2">
        <table:table-column table:style-name="Tabell2.A"/>
        <table:table-column table:style-name="Tabell2.B"/>
        <table:table-column table:style-name="Tabell2.C"/>
        <table:table-header-rows>
          <table:table-row>
            <table:table-cell table:style-name="Tabell2.A1" office:value-type="string">
              <text:p text:style-name="Table_20_Heading">Delområde</text:p>
            </table:table-cell>
            <table:table-cell table:style-name="Tabell2.A1" office:value-type="string">
              <text:p text:style-name="Table_20_Heading">Estimat</text:p>
            </table:table-cell>
            <table:table-cell table:style-name="Tabell2.A1" office:value-type="string">
              <text:p text:style-name="Table_20_Heading">Kommentar</text:p>
            </table:table-cell>
          </table:table-row>
        </table:table-header-rows>
        <table:table-row>
          <table:table-cell table:style-name="Tabell2.A1" office:value-type="string">
            <text:p text:style-name="Table_20_Contents">Backend (persist + publish)</text:p>
          </table:table-cell>
          <table:table-cell table:style-name="Tabell2.A1" office:value-type="string">
            <text:p text:style-name="Table_20_Contents">6–8 t</text:p>
          </table:table-cell>
          <table:table-cell table:style-name="Tabell2.A1" office:value-type="string">
            <text:p text:style-name="Table_20_Contents">Rust/Python + CLI-flagg</text:p>
          </table:table-cell>
        </table:table-row>
        <table:table-row>
          <table:table-cell table:style-name="Tabell2.A1" office:value-type="string">
            <text:p text:style-name="Table_20_Contents">Frontend (toggle + bike inputs + status)</text:p>
          </table:table-cell>
          <table:table-cell table:style-name="Tabell2.A1" office:value-type="string">
            <text:p text:style-name="Table_20_Contents">3–5 t</text:p>
          </table:table-cell>
          <table:table-cell table:style-name="Tabell2.A1" office:value-type="string">
            <text:p text:style-name="Table_20_Contents">UI + state + feedback</text:p>
          </table:table-cell>
        </table:table-row>
        <table:table-row>
          <table:table-cell table:style-name="Tabell2.A1" office:value-type="string">
            <text:p text:style-name="Table_20_Contents">Testing / CI</text:p>
          </table:table-cell>
          <table:table-cell table:style-name="Tabell2.A1" office:value-type="string">
            <text:p text:style-name="Table_20_Contents">3–4 t</text:p>
          </table:table-cell>
          <table:table-cell table:style-name="Tabell2.A1" office:value-type="string">
            <text:p text:style-name="Table_20_Contents">mock-Strava + schema + E2E</text:p>
          </table:table-cell>
        </table:table-row>
        <table:table-row>
          <table:table-cell table:style-name="Tabell2.A1" office:value-type="string">
            <text:p text:style-name="Table_20_Contents">Docs &amp; polish</text:p>
          </table:table-cell>
          <table:table-cell table:style-name="Tabell2.A1" office:value-type="string">
            <text:p text:style-name="Table_20_Contents">2 t</text:p>
          </table:table-cell>
          <table:table-cell table:style-name="Tabell2.A1" office:value-type="string">
            <text:p text:style-name="Table_20_Contents">bruker- og dev-docs</text:p>
          </table:table-cell>
        </table:table-row>
        <text:soft-page-break/>
        <table:table-row>
          <table:table-cell table:style-name="Tabell2.A1" office:value-type="string">
            <text:p text:style-name="Table_20_Contents"><text:span text:style-name="Strong_20_Emphasis">Totalt estimat</text:span></text:p>
          </table:table-cell>
          <table:table-cell table:style-name="Tabell2.A1" office:value-type="string">
            <text:p text:style-name="Table_20_Contents"><text:span text:style-name="Strong_20_Emphasis">15–19 t</text:span></text:p>
          </table:table-cell>
          <table:table-cell table:style-name="Tabell2.A1" office:value-type="string">
            <text:p text:style-name="Table_20_Contents">inkluderer bike-utvidelse</text:p>
          </table:table-cell>
        </table:table-row>
      </table:table>
      <text:p text:style-name="P30"/>
      <text:h text:style-name="P23" text:outline-level="2">🧩 S15 — Minisprint: Full innholdsmigrering → cyclegraph.app (🌐📦)</text:h>
      <text:p text:style-name="P24"><text:span text:style-name="Strong_20_Emphasis">Mål:</text:span> Flytte alt innhold og statiske ressurser fra eksisterende Vercel-landingsside (<text:span text:style-name="Source_20_Text">cycle-graph-landing</text:span>) til hovedprosjektet under <text:span text:style-name="Source_20_Text">cyclegraph.app</text:span>, og klargjøre for offisiell lansering.</text:p>
      <text:h text:style-name="P22" text:outline-level="3">🔧 Oppgaver</text:h>
      <text:list text:style-name="L13">
        <text:list-item>
          <text:p text:style-name="P38">Migrer alt innhold fra <text:span text:style-name="Source_20_Text">landing/</text:span> til hovedrepo (<text:span text:style-name="Source_20_Text">frontend/public</text:span> eller <text:span text:style-name="Source_20_Text">app/landing</text:span>).</text:p>
        </text:list-item>
        <text:list-item>
          <text:p text:style-name="P38">Samle språk-tekstene (NO/EN) i felles <text:span text:style-name="Source_20_Text">i18n</text:span>-struktur.</text:p>
        </text:list-item>
        <text:list-item>
          <text:p text:style-name="P38">Re-konfigurer Vercel deploy slik at <text:span text:style-name="Source_20_Text">cyclegraph.app</text:span> bygger fra main-repoet.</text:p>
        </text:list-item>
        <text:list-item>
          <text:p text:style-name="P38">Test DNS-oppløsning, fallback til <text:span text:style-name="Source_20_Text">www</text:span>.</text:p>
        </text:list-item>
        <text:list-item>
          <text:p text:style-name="P38">Oppdater logo-assets, favicon, meta-tags (og Open Graph).</text:p>
        </text:list-item>
        <text:list-item>
          <text:p text:style-name="P38">Sjekk mobil-/desktop-layout (Chrome, Safari, Edge).</text:p>
        </text:list-item>
        <text:list-item>
          <text:p text:style-name="P38">Kjør Lighthouse &gt; 90 (SEO / Accessibility).</text:p>
        </text:list-item>
        <text:list-item>
          <text:p text:style-name="P38">Skriv mini-rapport i <text:span text:style-name="Source_20_Text">docs/deployment-log.md</text:span> (migrering fullført).</text:p>
        </text:list-item>
      </text:list>
      <text:h text:style-name="P22" text:outline-level="3">✅ DoD</text:h>
      <text:list text:style-name="L14">
        <text:list-item>
          <text:p text:style-name="P39"><text:span text:style-name="Source_20_Text">cyclegraph.app</text:span> og <text:span text:style-name="Source_20_Text">www.cyclegraph.app</text:span> viser ny landingsside.</text:p>
        </text:list-item>
        <text:list-item>
          <text:p text:style-name="P39">Deploy via git push → Vercel (main).</text:p>
        </text:list-item>
        <text:list-item>
          <text:p text:style-name="P39">Språk-toggle og layout fungerer på mobil og desktop.</text:p>
        </text:list-item>
        <text:list-item>
          <text:p text:style-name="P39">Ingen 404- eller asset-feil.</text:p>
        </text:list-item>
        <text:list-item>
          <text:p text:style-name="P39">Lighthouse SEO &gt; 90.</text:p>
        </text:list-item>
      </text:list>
      <text:h text:style-name="P22" text:outline-level="3">⏱️ Estimert tidsbruk</text:h>
      <table:table table:name="Tabell3" table:style-name="Tabell3">
        <table:table-column table:style-name="Tabell3.A"/>
        <table:table-column table:style-name="Tabell3.B"/>
        <table:table-column table:style-name="Tabell3.C"/>
        <table:table-header-rows>
          <table:table-row>
            <table:table-cell table:style-name="Tabell3.A1" office:value-type="string">
              <text:p text:style-name="Table_20_Heading">Delområde</text:p>
            </table:table-cell>
            <table:table-cell table:style-name="Tabell3.A1" office:value-type="string">
              <text:p text:style-name="Table_20_Heading">Estimat</text:p>
            </table:table-cell>
            <table:table-cell table:style-name="Tabell3.A1" office:value-type="string">
              <text:p text:style-name="Table_20_Heading">Kommentar</text:p>
            </table:table-cell>
          </table:table-row>
        </table:table-header-rows>
        <table:table-row>
          <table:table-cell table:style-name="Tabell3.A1" office:value-type="string">
            <text:p text:style-name="Table_20_Contents">Innhold / layout</text:p>
          </table:table-cell>
          <table:table-cell table:style-name="Tabell3.A1" office:value-type="string">
            <text:p text:style-name="Table_20_Contents">3–4 t</text:p>
          </table:table-cell>
          <table:table-cell table:style-name="Tabell3.A1" office:value-type="string">
            <text:p text:style-name="Table_20_Contents">tekst, bilder, flagg-toggle</text:p>
          </table:table-cell>
        </table:table-row>
        <table:table-row>
          <table:table-cell table:style-name="Tabell3.A1" office:value-type="string">
            <text:p text:style-name="Table_20_Contents">DNS / deploy</text:p>
          </table:table-cell>
          <table:table-cell table:style-name="Tabell3.A1" office:value-type="string">
            <text:p text:style-name="Table_20_Contents">1–2 t</text:p>
          </table:table-cell>
          <table:table-cell table:style-name="Tabell3.A1" office:value-type="string">
            <text:p text:style-name="Table_20_Contents">Vercel-relink + test</text:p>
          </table:table-cell>
        </table:table-row>
        <table:table-row>
          <table:table-cell table:style-name="Tabell3.A1" office:value-type="string">
            <text:p text:style-name="Table_20_Contents">QA / Lighthouse</text:p>
          </table:table-cell>
          <table:table-cell table:style-name="Tabell3.A1" office:value-type="string">
            <text:p text:style-name="Table_20_Contents">1–2 t</text:p>
          </table:table-cell>
          <table:table-cell table:style-name="Tabell3.A1" office:value-type="string">
            <text:p text:style-name="Table_20_Contents">SEO + mobil responsivitet</text:p>
          </table:table-cell>
        </table:table-row>
        <table:table-row>
          <table:table-cell table:style-name="Tabell3.A1" office:value-type="string">
            <text:p text:style-name="Table_20_Contents"><text:span text:style-name="Strong_20_Emphasis">Totalt</text:span></text:p>
          </table:table-cell>
          <table:table-cell table:style-name="Tabell3.A1" office:value-type="string">
            <text:p text:style-name="Table_20_Contents"><text:span text:style-name="Strong_20_Emphasis">5–8 t</text:span></text:p>
          </table:table-cell>
          <table:table-cell table:style-name="Tabell3.A1" office:value-type="string">
            <text:p text:style-name="Table_20_Contents">kort, fokusert minisprint</text:p>
          </table:table-cell>
        </table:table-row>
      </table:table>
      <text:p text:style-name="P30"/>
      <text:p text:style-name="P24">✅ <text:span text:style-name="Strong_20_Emphasis">Oppsummering</text:span></text:p>
      <table:table table:name="Tabell4" table:style-name="Tabell4">
        <table:table-column table:style-name="Tabell4.A"/>
        <table:table-column table:style-name="Tabell4.B"/>
        <table:table-column table:style-name="Tabell4.C"/>
        <table:table-header-rows>
          <text:soft-page-break/>
          <table:table-row>
            <table:table-cell table:style-name="Tabell4.A1" office:value-type="string">
              <text:p text:style-name="Table_20_Heading">Sprint</text:p>
            </table:table-cell>
            <table:table-cell table:style-name="Tabell4.A1" office:value-type="string">
              <text:p text:style-name="Table_20_Heading">Fokus</text:p>
            </table:table-cell>
            <table:table-cell table:style-name="Tabell4.A1" office:value-type="string">
              <text:p text:style-name="Table_20_Heading">Estimat</text:p>
            </table:table-cell>
          </table:table-row>
        </table:table-header-rows>
        <table:table-row>
          <table:table-cell table:style-name="Tabell4.A1" office:value-type="string">
            <text:p text:style-name="Table_20_Contents">S13</text:p>
          </table:table-cell>
          <table:table-cell table:style-name="Tabell4.A1" office:value-type="string">
            <text:p text:style-name="Table_20_Contents">QA + CI + DoT + Trend patch</text:p>
          </table:table-cell>
          <table:table-cell table:style-name="Tabell4.A1" office:value-type="string">
            <text:p text:style-name="Table_20_Contents">8–12 t</text:p>
          </table:table-cell>
        </table:table-row>
        <table:table-row>
          <table:table-cell table:style-name="Tabell4.A1" office:value-type="string">
            <text:p text:style-name="Table_20_Contents">S14</text:p>
          </table:table-cell>
          <table:table-cell table:style-name="Tabell4.A1" office:value-type="string">
            <text:p text:style-name="Table_20_Contents">Precision Watt E2E + Bike Setup</text:p>
          </table:table-cell>
          <table:table-cell table:style-name="Tabell4.A1" office:value-type="string">
            <text:p text:style-name="Table_20_Contents">15–19 t</text:p>
          </table:table-cell>
        </table:table-row>
        <table:table-row>
          <table:table-cell table:style-name="Tabell4.A1" office:value-type="string">
            <text:p text:style-name="Table_20_Contents">S15</text:p>
          </table:table-cell>
          <table:table-cell table:style-name="Tabell4.A1" office:value-type="string">
            <text:p text:style-name="Table_20_Contents">Minisprint – Landingsside migrering (i18n NO/EN)</text:p>
          </table:table-cell>
          <table:table-cell table:style-name="Tabell4.A1" office:value-type="string">
            <text:p text:style-name="Table_20_Contents">5–8 t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 Emoji" svg:font-family="'Segoe UI Emoji'" style:font-family-generic="swiss" style:font-pitch="variable"/>
    <style:font-face style:name="Segoe UI Emoji1" svg:font-family="'Segoe UI Emoj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1pt" fo:language="nb" fo:country="NO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nb" fo:country="NO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Overskrift_20_1_20_Tegn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Overskrift_20_2_20_Tegn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Overskrift_20_3_20_Tegn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Overskrift_20_4_20_Tegn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Overskrift_20_5_20_Tegn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Overskrift_20_6_20_Tegn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Overskrift_20_7_20_Tegn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Overskrift_20_8_20_Tegn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Overskrift_20_9_20_Tegn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tel_20_Tegn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Undertittel_20_Tegn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Sitat_20_Tegn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Sterkt_20_sitat_20_Tegn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Overskrift_20_1_20_Tegn" style:display-name="Overskrift 1 Tegn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Overskrift_20_2_20_Tegn" style:display-name="Overskrift 2 Tegn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Overskrift_20_3_20_Tegn" style:display-name="Overskrift 3 Tegn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Overskrift_20_4_20_Tegn" style:display-name="Overskrift 4 Tegn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Overskrift_20_5_20_Tegn" style:display-name="Overskrift 5 Tegn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Overskrift_20_6_20_Tegn" style:display-name="Overskrift 6 Tegn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Overskrift_20_7_20_Tegn" style:display-name="Overskrift 7 Tegn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Overskrift_20_8_20_Tegn" style:display-name="Overskrift 8 Tegn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Overskrift_20_9_20_Tegn" style:display-name="Overskrift 9 Tegn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tel_20_Tegn" style:display-name="Tittel Tegn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Undertittel_20_Tegn" style:display-name="Undertittel Tegn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Sitat_20_Tegn" style:display-name="Sitat Tegn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Sterkt_20_sitat_20_Tegn" style:display-name="Sterkt sitat Tegn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Aptos" fo:font-family="Aptos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Aptos" fo:font-family="Aptos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Aptos" fo:font-family="Aptos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Aptos" fo:font-family="Aptos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Aptos" fo:font-family="Aptos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Aptos" fo:font-family="Aptos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Aptos" fo:font-family="Aptos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="Aptos" fo:font-family="Aptos" style:font-family-generic="roman" style:font-pitch="variable"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="Aptos" fo:font-family="Aptos" style:font-family-generic="roman" style:font-pitch="variable"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font-name="Aptos" fo:font-family="Aptos" style:font-family-generic="roman" style:font-pitch="variable"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style:font-name="Aptos" fo:font-family="Aptos" style:font-family-generic="roman" style:font-pitch="variable"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style:font-name="Aptos" fo:font-family="Aptos" style:font-family-generic="roman" style:font-pitch="variable"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style:font-name="Aptos" fo:font-family="Aptos" style:font-family-generic="roman" style:font-pitch="variable"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style:font-name="Aptos" fo:font-family="Aptos" style:font-family-generic="roman" style:font-pitch="variable" fo:font-size="10pt" style:font-size-asian="10pt"/>
    </style:style>
    <style:style style:name="ListLabel_20_281" style:display-name="ListLabel 281" style:family="text">
      <style:text-properties fo:font-size="10pt" style:font-size-asian="10pt"/>
    </style:style>
    <style:style style:name="ListLabel_20_282" style:display-name="ListLabel 282" style:family="text">
      <style:text-properties fo:font-size="10pt" style:font-size-asian="10pt"/>
    </style:style>
    <style:style style:name="ListLabel_20_283" style:display-name="ListLabel 283" style:family="text">
      <style:text-properties fo:font-size="10pt" style:font-size-asian="10pt"/>
    </style:style>
    <style:style style:name="ListLabel_20_284" style:display-name="ListLabel 284" style:family="text">
      <style:text-properties fo:font-size="10pt" style:font-size-asian="10pt"/>
    </style:style>
    <style:style style:name="ListLabel_20_285" style:display-name="ListLabel 285" style:family="text">
      <style:text-properties fo:font-size="10pt" style:font-size-asian="10pt"/>
    </style:style>
    <style:style style:name="ListLabel_20_286" style:display-name="ListLabel 286" style:family="text">
      <style:text-properties fo:font-size="10pt" style:font-size-asian="10pt"/>
    </style:style>
    <style:style style:name="ListLabel_20_287" style:display-name="ListLabel 287" style:family="text">
      <style:text-properties fo:font-size="10pt" style:font-size-asian="10pt"/>
    </style:style>
    <style:style style:name="ListLabel_20_288" style:display-name="ListLabel 288" style:family="text">
      <style:text-properties fo:font-size="10pt" style:font-size-asian="10pt"/>
    </style:style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>
      <style:text-properties style:font-name="Aptos" fo:font-family="Aptos" style:font-family-generic="roman" style:font-pitch="variable" fo:font-size="10pt" style:font-size-asian="10pt"/>
    </style:style>
    <style:style style:name="ListLabel_20_299" style:display-name="ListLabel 299" style:family="text">
      <style:text-properties fo:font-size="10pt" style:font-size-asian="10pt"/>
    </style:style>
    <style:style style:name="ListLabel_20_300" style:display-name="ListLabel 300" style:family="text">
      <style:text-properties fo:font-size="10pt" style:font-size-asian="10pt"/>
    </style:style>
    <style:style style:name="ListLabel_20_301" style:display-name="ListLabel 301" style:family="text">
      <style:text-properties fo:font-size="10pt" style:font-size-asian="10pt"/>
    </style:style>
    <style:style style:name="ListLabel_20_302" style:display-name="ListLabel 302" style:family="text">
      <style:text-properties fo:font-size="10pt" style:font-size-asian="10pt"/>
    </style:style>
    <style:style style:name="ListLabel_20_303" style:display-name="ListLabel 303" style:family="text">
      <style:text-properties fo:font-size="10pt" style:font-size-asian="10pt"/>
    </style:style>
    <style:style style:name="ListLabel_20_304" style:display-name="ListLabel 304" style:family="text">
      <style:text-properties fo:font-size="10pt" style:font-size-asian="10pt"/>
    </style:style>
    <style:style style:name="ListLabel_20_305" style:display-name="ListLabel 305" style:family="text">
      <style:text-properties fo:font-size="10pt" style:font-size-asian="10pt"/>
    </style:style>
    <style:style style:name="ListLabel_20_306" style:display-name="ListLabel 306" style:family="text">
      <style:text-properties fo:font-size="10pt" style:font-size-asian="10pt"/>
    </style:style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>
      <style:text-properties style:font-name="Aptos" fo:font-family="Aptos" style:font-family-generic="roman" style:font-pitch="variable"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ListLabel_20_324" style:display-name="ListLabel 324" style:family="text">
      <style:text-properties fo:font-size="10pt" style:font-size-asian="10pt"/>
    </style:style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>
      <style:text-properties style:font-name="Aptos" fo:font-family="Aptos" style:font-family-generic="roman" style:font-pitch="variable" fo:font-size="10pt" style:font-size-asian="10pt"/>
    </style:style>
    <style:style style:name="ListLabel_20_335" style:display-name="ListLabel 335" style:family="text">
      <style:text-properties fo:font-size="10pt" style:font-size-asian="10pt"/>
    </style:style>
    <style:style style:name="ListLabel_20_336" style:display-name="ListLabel 336" style:family="text">
      <style:text-properties fo:font-size="10pt" style:font-size-asian="10pt"/>
    </style:style>
    <style:style style:name="ListLabel_20_337" style:display-name="ListLabel 337" style:family="text">
      <style:text-properties fo:font-size="10pt" style:font-size-asian="10pt"/>
    </style:style>
    <style:style style:name="ListLabel_20_338" style:display-name="ListLabel 338" style:family="text">
      <style:text-properties fo:font-size="10pt" style:font-size-asian="10pt"/>
    </style:style>
    <style:style style:name="ListLabel_20_339" style:display-name="ListLabel 339" style:family="text">
      <style:text-properties fo:font-size="10pt" style:font-size-asian="10pt"/>
    </style:style>
    <style:style style:name="ListLabel_20_340" style:display-name="ListLabel 340" style:family="text">
      <style:text-properties fo:font-size="10pt" style:font-size-asian="10pt"/>
    </style:style>
    <style:style style:name="ListLabel_20_341" style:display-name="ListLabel 341" style:family="text">
      <style:text-properties fo:font-size="10pt" style:font-size-asian="10pt"/>
    </style:style>
    <style:style style:name="ListLabel_20_342" style:display-name="ListLabel 342" style:family="text">
      <style:text-properties fo:font-size="10pt" style:font-size-asian="10pt"/>
    </style:style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>
      <style:text-properties style:font-name="Aptos" fo:font-family="Aptos" style:font-family-generic="roman" style:font-pitch="variable" fo:font-size="10pt" style:font-size-asian="10pt"/>
    </style:style>
    <style:style style:name="ListLabel_20_353" style:display-name="ListLabel 353" style:family="text">
      <style:text-properties fo:font-size="10pt" style:font-size-asian="10pt"/>
    </style:style>
    <style:style style:name="ListLabel_20_354" style:display-name="ListLabel 354" style:family="text">
      <style:text-properties fo:font-size="10pt" style:font-size-asian="10pt"/>
    </style:style>
    <style:style style:name="ListLabel_20_355" style:display-name="ListLabel 355" style:family="text">
      <style:text-properties fo:font-size="10pt" style:font-size-asian="10pt"/>
    </style:style>
    <style:style style:name="ListLabel_20_356" style:display-name="ListLabel 356" style:family="text">
      <style:text-properties fo:font-size="10pt" style:font-size-asian="10pt"/>
    </style:style>
    <style:style style:name="ListLabel_20_357" style:display-name="ListLabel 357" style:family="text">
      <style:text-properties fo:font-size="10pt" style:font-size-asian="10pt"/>
    </style:style>
    <style:style style:name="ListLabel_20_358" style:display-name="ListLabel 358" style:family="text">
      <style:text-properties fo:font-size="10pt" style:font-size-asian="10pt"/>
    </style:style>
    <style:style style:name="ListLabel_20_359" style:display-name="ListLabel 359" style:family="text">
      <style:text-properties fo:font-size="10pt" style:font-size-asian="10pt"/>
    </style:style>
    <style:style style:name="ListLabel_20_360" style:display-name="ListLabel 360" style:family="text">
      <style:text-properties fo:font-size="10pt" style:font-size-asian="10pt"/>
    </style:style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>
      <style:text-properties style:font-name="Aptos" fo:font-family="Aptos" style:font-family-generic="roman" style:font-pitch="variable" fo:font-size="10pt" style:font-size-asian="10pt"/>
    </style:style>
    <style:style style:name="ListLabel_20_371" style:display-name="ListLabel 371" style:family="text">
      <style:text-properties fo:font-size="10pt" style:font-size-asian="10pt"/>
    </style:style>
    <style:style style:name="ListLabel_20_372" style:display-name="ListLabel 372" style:family="text">
      <style:text-properties fo:font-size="10pt" style:font-size-asian="10pt"/>
    </style:style>
    <style:style style:name="ListLabel_20_373" style:display-name="ListLabel 373" style:family="text">
      <style:text-properties fo:font-size="10pt" style:font-size-asian="10pt"/>
    </style:style>
    <style:style style:name="ListLabel_20_374" style:display-name="ListLabel 374" style:family="text">
      <style:text-properties fo:font-size="10pt" style:font-size-asian="10pt"/>
    </style:style>
    <style:style style:name="ListLabel_20_375" style:display-name="ListLabel 375" style:family="text">
      <style:text-properties fo:font-size="10pt" style:font-size-asian="10pt"/>
    </style:style>
    <style:style style:name="ListLabel_20_376" style:display-name="ListLabel 376" style:family="text">
      <style:text-properties fo:font-size="10pt" style:font-size-asian="10pt"/>
    </style:style>
    <style:style style:name="ListLabel_20_377" style:display-name="ListLabel 377" style:family="text">
      <style:text-properties fo:font-size="10pt" style:font-size-asian="10pt"/>
    </style:style>
    <style:style style:name="ListLabel_20_378" style:display-name="ListLabel 378" style:family="text">
      <style:text-properties fo:font-size="10pt" style:font-size-asian="10pt"/>
    </style:style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>
      <style:text-properties style:font-name="Aptos" fo:font-family="Aptos" style:font-family-generic="roman" style:font-pitch="variable" fo:font-size="10pt" style:font-size-asian="10pt"/>
    </style:style>
    <style:style style:name="ListLabel_20_389" style:display-name="ListLabel 389" style:family="text">
      <style:text-properties fo:font-size="10pt" style:font-size-asian="10pt"/>
    </style:style>
    <style:style style:name="ListLabel_20_390" style:display-name="ListLabel 390" style:family="text">
      <style:text-properties fo:font-size="10pt" style:font-size-asian="10pt"/>
    </style:style>
    <style:style style:name="ListLabel_20_391" style:display-name="ListLabel 391" style:family="text">
      <style:text-properties fo:font-size="10pt" style:font-size-asian="10pt"/>
    </style:style>
    <style:style style:name="ListLabel_20_392" style:display-name="ListLabel 392" style:family="text">
      <style:text-properties fo:font-size="10pt" style:font-size-asian="10pt"/>
    </style:style>
    <style:style style:name="ListLabel_20_393" style:display-name="ListLabel 393" style:family="text">
      <style:text-properties fo:font-size="10pt" style:font-size-asian="10pt"/>
    </style:style>
    <style:style style:name="ListLabel_20_394" style:display-name="ListLabel 394" style:family="text">
      <style:text-properties fo:font-size="10pt" style:font-size-asian="10pt"/>
    </style:style>
    <style:style style:name="ListLabel_20_395" style:display-name="ListLabel 395" style:family="text">
      <style:text-properties fo:font-size="10pt" style:font-size-asian="10pt"/>
    </style:style>
    <style:style style:name="ListLabel_20_396" style:display-name="ListLabel 396" style:family="text">
      <style:text-properties fo:font-size="10pt" style:font-size-asian="10pt"/>
    </style:style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>
      <style:text-properties style:font-name="Aptos" fo:font-family="Aptos" style:font-family-generic="roman" style:font-pitch="variable" fo:font-size="10pt" style:font-size-asian="10pt"/>
    </style:style>
    <style:style style:name="ListLabel_20_407" style:display-name="ListLabel 407" style:family="text">
      <style:text-properties fo:font-size="10pt" style:font-size-asian="10pt"/>
    </style:style>
    <style:style style:name="ListLabel_20_408" style:display-name="ListLabel 408" style:family="text">
      <style:text-properties fo:font-size="10pt" style:font-size-asian="10pt"/>
    </style:style>
    <style:style style:name="ListLabel_20_409" style:display-name="ListLabel 409" style:family="text">
      <style:text-properties fo:font-size="10pt" style:font-size-asian="10pt"/>
    </style:style>
    <style:style style:name="ListLabel_20_410" style:display-name="ListLabel 410" style:family="text">
      <style:text-properties fo:font-size="10pt" style:font-size-asian="10pt"/>
    </style:style>
    <style:style style:name="ListLabel_20_411" style:display-name="ListLabel 411" style:family="text">
      <style:text-properties fo:font-size="10pt" style:font-size-asian="10pt"/>
    </style:style>
    <style:style style:name="ListLabel_20_412" style:display-name="ListLabel 412" style:family="text">
      <style:text-properties fo:font-size="10pt" style:font-size-asian="10pt"/>
    </style:style>
    <style:style style:name="ListLabel_20_413" style:display-name="ListLabel 413" style:family="text">
      <style:text-properties fo:font-size="10pt" style:font-size-asian="10pt"/>
    </style:style>
    <style:style style:name="ListLabel_20_414" style:display-name="ListLabel 414" style:family="text">
      <style:text-properties fo:font-size="10pt" style:font-size-asian="10pt"/>
    </style:style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>
      <style:text-properties style:font-name="Aptos" fo:font-family="Aptos" style:font-family-generic="roman" style:font-pitch="variable" fo:font-size="10pt" style:font-size-asian="10pt"/>
    </style:style>
    <style:style style:name="ListLabel_20_425" style:display-name="ListLabel 425" style:family="text">
      <style:text-properties fo:font-size="10pt" style:font-size-asian="10pt"/>
    </style:style>
    <style:style style:name="ListLabel_20_426" style:display-name="ListLabel 426" style:family="text">
      <style:text-properties fo:font-size="10pt" style:font-size-asian="10pt"/>
    </style:style>
    <style:style style:name="ListLabel_20_427" style:display-name="ListLabel 427" style:family="text">
      <style:text-properties fo:font-size="10pt" style:font-size-asian="10pt"/>
    </style:style>
    <style:style style:name="ListLabel_20_428" style:display-name="ListLabel 428" style:family="text">
      <style:text-properties fo:font-size="10pt" style:font-size-asian="10pt"/>
    </style:style>
    <style:style style:name="ListLabel_20_429" style:display-name="ListLabel 429" style:family="text">
      <style:text-properties fo:font-size="10pt" style:font-size-asian="10pt"/>
    </style:style>
    <style:style style:name="ListLabel_20_430" style:display-name="ListLabel 430" style:family="text">
      <style:text-properties fo:font-size="10pt" style:font-size-asian="10pt"/>
    </style:style>
    <style:style style:name="ListLabel_20_431" style:display-name="ListLabel 431" style:family="text">
      <style:text-properties fo:font-size="10pt" style:font-size-asian="10pt"/>
    </style:style>
    <style:style style:name="ListLabel_20_432" style:display-name="ListLabel 432" style:family="text">
      <style:text-properties fo:font-size="10pt" style:font-size-asian="10pt"/>
    </style:style>
    <style:style style:name="ListLabel_20_433" style:display-name="ListLabel 433" style:family="text"/>
    <style:style style:name="ListLabel_20_434" style:display-name="ListLabel 434" style:family="text"/>
    <style:style style:name="ListLabel_20_435" style:display-name="ListLabel 435" style:family="text"/>
    <style:style style:name="ListLabel_20_436" style:display-name="ListLabel 436" style:family="text"/>
    <style:style style:name="ListLabel_20_437" style:display-name="ListLabel 437" style:family="text"/>
    <style:style style:name="ListLabel_20_438" style:display-name="ListLabel 438" style:family="text"/>
    <style:style style:name="ListLabel_20_439" style:display-name="ListLabel 439" style:family="text"/>
    <style:style style:name="ListLabel_20_440" style:display-name="ListLabel 440" style:family="text"/>
    <style:style style:name="ListLabel_20_441" style:display-name="ListLabel 441" style:family="text"/>
    <style:style style:name="ListLabel_20_442" style:display-name="ListLabel 442" style:family="text">
      <style:text-properties style:font-name="Aptos" fo:font-family="Aptos" style:font-family-generic="roman" style:font-pitch="variable" fo:font-size="10pt" style:font-size-asian="10pt"/>
    </style:style>
    <style:style style:name="ListLabel_20_443" style:display-name="ListLabel 443" style:family="text">
      <style:text-properties fo:font-size="10pt" style:font-size-asian="10pt"/>
    </style:style>
    <style:style style:name="ListLabel_20_444" style:display-name="ListLabel 444" style:family="text">
      <style:text-properties fo:font-size="10pt" style:font-size-asian="10pt"/>
    </style:style>
    <style:style style:name="ListLabel_20_445" style:display-name="ListLabel 445" style:family="text">
      <style:text-properties fo:font-size="10pt" style:font-size-asian="10pt"/>
    </style:style>
    <style:style style:name="ListLabel_20_446" style:display-name="ListLabel 446" style:family="text">
      <style:text-properties fo:font-size="10pt" style:font-size-asian="10pt"/>
    </style:style>
    <style:style style:name="ListLabel_20_447" style:display-name="ListLabel 447" style:family="text">
      <style:text-properties fo:font-size="10pt" style:font-size-asian="10pt"/>
    </style:style>
    <style:style style:name="ListLabel_20_448" style:display-name="ListLabel 448" style:family="text">
      <style:text-properties fo:font-size="10pt" style:font-size-asian="10pt"/>
    </style:style>
    <style:style style:name="ListLabel_20_449" style:display-name="ListLabel 449" style:family="text">
      <style:text-properties fo:font-size="10pt" style:font-size-asian="10pt"/>
    </style:style>
    <style:style style:name="ListLabel_20_450" style:display-name="ListLabel 450" style:family="text">
      <style:text-properties fo:font-size="10pt" style:font-size-asian="10pt"/>
    </style:style>
    <style:style style:name="ListLabel_20_451" style:display-name="ListLabel 451" style:family="text"/>
    <style:style style:name="ListLabel_20_452" style:display-name="ListLabel 452" style:family="text"/>
    <style:style style:name="ListLabel_20_453" style:display-name="ListLabel 453" style:family="text"/>
    <style:style style:name="ListLabel_20_454" style:display-name="ListLabel 454" style:family="text"/>
    <style:style style:name="ListLabel_20_455" style:display-name="ListLabel 455" style:family="text"/>
    <style:style style:name="ListLabel_20_456" style:display-name="ListLabel 456" style:family="text"/>
    <style:style style:name="ListLabel_20_457" style:display-name="ListLabel 457" style:family="text"/>
    <style:style style:name="ListLabel_20_458" style:display-name="ListLabel 458" style:family="text"/>
    <style:style style:name="ListLabel_20_459" style:display-name="ListLabel 459" style:family="text"/>
    <style:style style:name="ListLabel_20_460" style:display-name="ListLabel 460" style:family="text">
      <style:text-properties style:font-name="Aptos" fo:font-family="Aptos" style:font-family-generic="roman" style:font-pitch="variable" fo:font-size="10pt" style:font-size-asian="10pt"/>
    </style:style>
    <style:style style:name="ListLabel_20_461" style:display-name="ListLabel 461" style:family="text">
      <style:text-properties fo:font-size="10pt" style:font-size-asian="10pt"/>
    </style:style>
    <style:style style:name="ListLabel_20_462" style:display-name="ListLabel 462" style:family="text">
      <style:text-properties fo:font-size="10pt" style:font-size-asian="10pt"/>
    </style:style>
    <style:style style:name="ListLabel_20_463" style:display-name="ListLabel 463" style:family="text">
      <style:text-properties fo:font-size="10pt" style:font-size-asian="10pt"/>
    </style:style>
    <style:style style:name="ListLabel_20_464" style:display-name="ListLabel 464" style:family="text">
      <style:text-properties fo:font-size="10pt" style:font-size-asian="10pt"/>
    </style:style>
    <style:style style:name="ListLabel_20_465" style:display-name="ListLabel 465" style:family="text">
      <style:text-properties fo:font-size="10pt" style:font-size-asian="10pt"/>
    </style:style>
    <style:style style:name="ListLabel_20_466" style:display-name="ListLabel 466" style:family="text">
      <style:text-properties fo:font-size="10pt" style:font-size-asian="10pt"/>
    </style:style>
    <style:style style:name="ListLabel_20_467" style:display-name="ListLabel 467" style:family="text">
      <style:text-properties fo:font-size="10pt" style:font-size-asian="10pt"/>
    </style:style>
    <style:style style:name="ListLabel_20_468" style:display-name="ListLabel 468" style:family="text">
      <style:text-properties fo:font-size="10pt" style:font-size-asian="10pt"/>
    </style:style>
    <style:style style:name="ListLabel_20_469" style:display-name="ListLabel 469" style:family="text"/>
    <style:style style:name="ListLabel_20_470" style:display-name="ListLabel 470" style:family="text"/>
    <style:style style:name="ListLabel_20_471" style:display-name="ListLabel 471" style:family="text"/>
    <style:style style:name="ListLabel_20_472" style:display-name="ListLabel 472" style:family="text"/>
    <style:style style:name="ListLabel_20_473" style:display-name="ListLabel 473" style:family="text"/>
    <style:style style:name="ListLabel_20_474" style:display-name="ListLabel 474" style:family="text"/>
    <style:style style:name="ListLabel_20_475" style:display-name="ListLabel 475" style:family="text"/>
    <style:style style:name="ListLabel_20_476" style:display-name="ListLabel 476" style:family="text"/>
    <style:style style:name="ListLabel_20_477" style:display-name="ListLabel 477" style:family="text"/>
    <style:style style:name="ListLabel_20_478" style:display-name="ListLabel 478" style:family="text">
      <style:text-properties style:font-name="Aptos" fo:font-family="Aptos" style:font-family-generic="roman" style:font-pitch="variable" fo:font-size="10pt" style:font-size-asian="10pt"/>
    </style:style>
    <style:style style:name="ListLabel_20_479" style:display-name="ListLabel 479" style:family="text">
      <style:text-properties fo:font-size="10pt" style:font-size-asian="10pt"/>
    </style:style>
    <style:style style:name="ListLabel_20_480" style:display-name="ListLabel 480" style:family="text">
      <style:text-properties fo:font-size="10pt" style:font-size-asian="10pt"/>
    </style:style>
    <style:style style:name="ListLabel_20_481" style:display-name="ListLabel 481" style:family="text">
      <style:text-properties fo:font-size="10pt" style:font-size-asian="10pt"/>
    </style:style>
    <style:style style:name="ListLabel_20_482" style:display-name="ListLabel 482" style:family="text">
      <style:text-properties fo:font-size="10pt" style:font-size-asian="10pt"/>
    </style:style>
    <style:style style:name="ListLabel_20_483" style:display-name="ListLabel 483" style:family="text">
      <style:text-properties fo:font-size="10pt" style:font-size-asian="10pt"/>
    </style:style>
    <style:style style:name="ListLabel_20_484" style:display-name="ListLabel 484" style:family="text">
      <style:text-properties fo:font-size="10pt" style:font-size-asian="10pt"/>
    </style:style>
    <style:style style:name="ListLabel_20_485" style:display-name="ListLabel 485" style:family="text">
      <style:text-properties fo:font-size="10pt" style:font-size-asian="10pt"/>
    </style:style>
    <style:style style:name="ListLabel_20_486" style:display-name="ListLabel 486" style:family="text">
      <style:text-properties fo:font-size="10pt" style:font-size-asian="10pt"/>
    </style:style>
    <style:style style:name="ListLabel_20_487" style:display-name="ListLabel 487" style:family="text"/>
    <style:style style:name="ListLabel_20_488" style:display-name="ListLabel 488" style:family="text"/>
    <style:style style:name="ListLabel_20_489" style:display-name="ListLabel 489" style:family="text"/>
    <style:style style:name="ListLabel_20_490" style:display-name="ListLabel 490" style:family="text"/>
    <style:style style:name="ListLabel_20_491" style:display-name="ListLabel 491" style:family="text"/>
    <style:style style:name="ListLabel_20_492" style:display-name="ListLabel 492" style:family="text"/>
    <style:style style:name="ListLabel_20_493" style:display-name="ListLabel 493" style:family="text"/>
    <style:style style:name="ListLabel_20_494" style:display-name="ListLabel 494" style:family="text"/>
    <style:style style:name="ListLabel_20_495" style:display-name="ListLabel 495" style:family="text"/>
    <style:style style:name="ListLabel_20_496" style:display-name="ListLabel 496" style:family="text">
      <style:text-properties style:font-name="Aptos" fo:font-family="Aptos" style:font-family-generic="roman" style:font-pitch="variable" fo:font-size="10pt" style:font-size-asian="10pt"/>
    </style:style>
    <style:style style:name="ListLabel_20_497" style:display-name="ListLabel 497" style:family="text">
      <style:text-properties fo:font-size="10pt" style:font-size-asian="10pt"/>
    </style:style>
    <style:style style:name="ListLabel_20_498" style:display-name="ListLabel 498" style:family="text">
      <style:text-properties fo:font-size="10pt" style:font-size-asian="10pt"/>
    </style:style>
    <style:style style:name="ListLabel_20_499" style:display-name="ListLabel 499" style:family="text">
      <style:text-properties fo:font-size="10pt" style:font-size-asian="10pt"/>
    </style:style>
    <style:style style:name="ListLabel_20_500" style:display-name="ListLabel 500" style:family="text">
      <style:text-properties fo:font-size="10pt" style:font-size-asian="10pt"/>
    </style:style>
    <style:style style:name="ListLabel_20_501" style:display-name="ListLabel 501" style:family="text">
      <style:text-properties fo:font-size="10pt" style:font-size-asian="10pt"/>
    </style:style>
    <style:style style:name="ListLabel_20_502" style:display-name="ListLabel 502" style:family="text">
      <style:text-properties fo:font-size="10pt" style:font-size-asian="10pt"/>
    </style:style>
    <style:style style:name="ListLabel_20_503" style:display-name="ListLabel 503" style:family="text">
      <style:text-properties fo:font-size="10pt" style:font-size-asian="10pt"/>
    </style:style>
    <style:style style:name="ListLabel_20_504" style:display-name="ListLabel 504" style:family="text">
      <style:text-properties fo:font-size="10pt" style:font-size-asian="10pt"/>
    </style:style>
    <style:style style:name="ListLabel_20_505" style:display-name="ListLabel 505" style:family="text">
      <style:text-properties style:font-name="Aptos" fo:font-family="Aptos" style:font-family-generic="roman" style:font-pitch="variable" fo:font-size="10pt" style:font-size-asian="10pt"/>
    </style:style>
    <style:style style:name="ListLabel_20_506" style:display-name="ListLabel 506" style:family="text">
      <style:text-properties fo:font-size="10pt" style:font-size-asian="10pt"/>
    </style:style>
    <style:style style:name="ListLabel_20_507" style:display-name="ListLabel 507" style:family="text">
      <style:text-properties fo:font-size="10pt" style:font-size-asian="10pt"/>
    </style:style>
    <style:style style:name="ListLabel_20_508" style:display-name="ListLabel 508" style:family="text">
      <style:text-properties fo:font-size="10pt" style:font-size-asian="10pt"/>
    </style:style>
    <style:style style:name="ListLabel_20_509" style:display-name="ListLabel 509" style:family="text">
      <style:text-properties fo:font-size="10pt" style:font-size-asian="10pt"/>
    </style:style>
    <style:style style:name="ListLabel_20_510" style:display-name="ListLabel 510" style:family="text">
      <style:text-properties fo:font-size="10pt" style:font-size-asian="10pt"/>
    </style:style>
    <style:style style:name="ListLabel_20_511" style:display-name="ListLabel 511" style:family="text">
      <style:text-properties fo:font-size="10pt" style:font-size-asian="10pt"/>
    </style:style>
    <style:style style:name="ListLabel_20_512" style:display-name="ListLabel 512" style:family="text">
      <style:text-properties fo:font-size="10pt" style:font-size-asian="10pt"/>
    </style:style>
    <style:style style:name="ListLabel_20_513" style:display-name="ListLabel 513" style:family="text">
      <style:text-properties fo:font-size="10pt" style:font-size-asian="10pt"/>
    </style:style>
    <style:style style:name="ListLabel_20_514" style:display-name="ListLabel 514" style:family="text"/>
    <style:style style:name="ListLabel_20_515" style:display-name="ListLabel 515" style:family="text"/>
    <style:style style:name="ListLabel_20_516" style:display-name="ListLabel 516" style:family="text"/>
    <style:style style:name="ListLabel_20_517" style:display-name="ListLabel 517" style:family="text"/>
    <style:style style:name="ListLabel_20_518" style:display-name="ListLabel 518" style:family="text"/>
    <style:style style:name="ListLabel_20_519" style:display-name="ListLabel 519" style:family="text"/>
    <style:style style:name="ListLabel_20_520" style:display-name="ListLabel 520" style:family="text"/>
    <style:style style:name="ListLabel_20_521" style:display-name="ListLabel 521" style:family="text"/>
    <style:style style:name="ListLabel_20_522" style:display-name="ListLabel 522" style:family="text"/>
    <style:style style:name="ListLabel_20_523" style:display-name="ListLabel 523" style:family="text"/>
    <style:style style:name="ListLabel_20_524" style:display-name="ListLabel 524" style:family="text"/>
    <style:style style:name="ListLabel_20_525" style:display-name="ListLabel 525" style:family="text"/>
    <style:style style:name="ListLabel_20_526" style:display-name="ListLabel 526" style:family="text"/>
    <style:style style:name="ListLabel_20_527" style:display-name="ListLabel 527" style:family="text"/>
    <style:style style:name="ListLabel_20_528" style:display-name="ListLabel 528" style:family="text"/>
    <style:style style:name="ListLabel_20_529" style:display-name="ListLabel 529" style:family="text"/>
    <style:style style:name="ListLabel_20_530" style:display-name="ListLabel 530" style:family="text"/>
    <style:style style:name="ListLabel_20_531" style:display-name="ListLabel 531" style:family="text"/>
    <style:style style:name="ListLabel_20_532" style:display-name="ListLabel 532" style:family="text">
      <style:text-properties style:font-name="Aptos" fo:font-family="Aptos" style:font-family-generic="roman" style:font-pitch="variable" fo:font-size="10pt" style:font-size-asian="10pt"/>
    </style:style>
    <style:style style:name="ListLabel_20_533" style:display-name="ListLabel 533" style:family="text">
      <style:text-properties fo:font-size="10pt" style:font-size-asian="10pt"/>
    </style:style>
    <style:style style:name="ListLabel_20_534" style:display-name="ListLabel 534" style:family="text">
      <style:text-properties fo:font-size="10pt" style:font-size-asian="10pt"/>
    </style:style>
    <style:style style:name="ListLabel_20_535" style:display-name="ListLabel 535" style:family="text">
      <style:text-properties fo:font-size="10pt" style:font-size-asian="10pt"/>
    </style:style>
    <style:style style:name="ListLabel_20_536" style:display-name="ListLabel 536" style:family="text">
      <style:text-properties fo:font-size="10pt" style:font-size-asian="10pt"/>
    </style:style>
    <style:style style:name="ListLabel_20_537" style:display-name="ListLabel 537" style:family="text">
      <style:text-properties fo:font-size="10pt" style:font-size-asian="10pt"/>
    </style:style>
    <style:style style:name="ListLabel_20_538" style:display-name="ListLabel 538" style:family="text">
      <style:text-properties fo:font-size="10pt" style:font-size-asian="10pt"/>
    </style:style>
    <style:style style:name="ListLabel_20_539" style:display-name="ListLabel 539" style:family="text">
      <style:text-properties fo:font-size="10pt" style:font-size-asian="10pt"/>
    </style:style>
    <style:style style:name="ListLabel_20_540" style:display-name="ListLabel 540" style:family="text">
      <style:text-properties fo:font-size="10pt" style:font-size-asian="10pt"/>
    </style:style>
    <style:style style:name="ListLabel_20_541" style:display-name="ListLabel 541" style:family="text"/>
    <style:style style:name="ListLabel_20_542" style:display-name="ListLabel 542" style:family="text"/>
    <style:style style:name="ListLabel_20_543" style:display-name="ListLabel 543" style:family="text"/>
    <style:style style:name="ListLabel_20_544" style:display-name="ListLabel 544" style:family="text"/>
    <style:style style:name="ListLabel_20_545" style:display-name="ListLabel 545" style:family="text"/>
    <style:style style:name="ListLabel_20_546" style:display-name="ListLabel 546" style:family="text"/>
    <style:style style:name="ListLabel_20_547" style:display-name="ListLabel 547" style:family="text"/>
    <style:style style:name="ListLabel_20_548" style:display-name="ListLabel 548" style:family="text"/>
    <style:style style:name="ListLabel_20_549" style:display-name="ListLabel 549" style:family="text"/>
    <style:style style:name="ListLabel_20_550" style:display-name="ListLabel 550" style:family="text"/>
    <style:style style:name="ListLabel_20_551" style:display-name="ListLabel 551" style:family="text"/>
    <style:style style:name="ListLabel_20_552" style:display-name="ListLabel 552" style:family="text"/>
    <style:style style:name="ListLabel_20_553" style:display-name="ListLabel 553" style:family="text"/>
    <style:style style:name="ListLabel_20_554" style:display-name="ListLabel 554" style:family="text"/>
    <style:style style:name="ListLabel_20_555" style:display-name="ListLabel 555" style:family="text"/>
    <style:style style:name="ListLabel_20_556" style:display-name="ListLabel 556" style:family="text"/>
    <style:style style:name="ListLabel_20_557" style:display-name="ListLabel 557" style:family="text"/>
    <style:style style:name="ListLabel_20_558" style:display-name="ListLabel 558" style:family="text"/>
    <style:style style:name="ListLabel_20_559" style:display-name="ListLabel 559" style:family="text"/>
    <style:style style:name="ListLabel_20_560" style:display-name="ListLabel 560" style:family="text"/>
    <style:style style:name="ListLabel_20_561" style:display-name="ListLabel 561" style:family="text"/>
    <style:style style:name="ListLabel_20_562" style:display-name="ListLabel 562" style:family="text"/>
    <style:style style:name="ListLabel_20_563" style:display-name="ListLabel 563" style:family="text"/>
    <style:style style:name="ListLabel_20_564" style:display-name="ListLabel 564" style:family="text"/>
    <style:style style:name="ListLabel_20_565" style:display-name="ListLabel 565" style:family="text"/>
    <style:style style:name="ListLabel_20_566" style:display-name="ListLabel 566" style:family="text"/>
    <style:style style:name="ListLabel_20_567" style:display-name="ListLabel 567" style:family="text"/>
    <style:style style:name="ListLabel_20_568" style:display-name="ListLabel 568" style:family="text"/>
    <style:style style:name="ListLabel_20_569" style:display-name="ListLabel 569" style:family="text"/>
    <style:style style:name="ListLabel_20_570" style:display-name="ListLabel 570" style:family="text"/>
    <style:style style:name="ListLabel_20_571" style:display-name="ListLabel 571" style:family="text"/>
    <style:style style:name="ListLabel_20_572" style:display-name="ListLabel 572" style:family="text"/>
    <style:style style:name="ListLabel_20_573" style:display-name="ListLabel 573" style:family="text"/>
    <style:style style:name="ListLabel_20_574" style:display-name="ListLabel 574" style:family="text"/>
    <style:style style:name="ListLabel_20_575" style:display-name="ListLabel 575" style:family="text"/>
    <style:style style:name="ListLabel_20_576" style:display-name="ListLabel 576" style:family="text"/>
    <style:style style:name="ListLabel_20_577" style:display-name="ListLabel 577" style:family="text"/>
    <style:style style:name="ListLabel_20_578" style:display-name="ListLabel 578" style:family="text"/>
    <style:style style:name="ListLabel_20_579" style:display-name="ListLabel 579" style:family="text"/>
    <style:style style:name="ListLabel_20_580" style:display-name="ListLabel 580" style:family="text"/>
    <style:style style:name="ListLabel_20_581" style:display-name="ListLabel 581" style:family="text"/>
    <style:style style:name="ListLabel_20_582" style:display-name="ListLabel 582" style:family="text"/>
    <style:style style:name="ListLabel_20_583" style:display-name="ListLabel 583" style:family="text"/>
    <style:style style:name="ListLabel_20_584" style:display-name="ListLabel 584" style:family="text"/>
    <style:style style:name="ListLabel_20_585" style:display-name="ListLabel 585" style:family="text"/>
    <style:style style:name="ListLabel_20_586" style:display-name="ListLabel 586" style:family="text"/>
    <style:style style:name="ListLabel_20_587" style:display-name="ListLabel 587" style:family="text"/>
    <style:style style:name="ListLabel_20_588" style:display-name="ListLabel 588" style:family="text"/>
    <style:style style:name="ListLabel_20_589" style:display-name="ListLabel 589" style:family="text"/>
    <style:style style:name="ListLabel_20_590" style:display-name="ListLabel 590" style:family="text"/>
    <style:style style:name="ListLabel_20_591" style:display-name="ListLabel 591" style:family="text"/>
    <style:style style:name="ListLabel_20_592" style:display-name="ListLabel 592" style:family="text"/>
    <style:style style:name="ListLabel_20_593" style:display-name="ListLabel 593" style:family="text"/>
    <style:style style:name="ListLabel_20_594" style:display-name="ListLabel 594" style:family="text"/>
    <style:style style:name="ListLabel_20_595" style:display-name="ListLabel 595" style:family="text"/>
    <style:style style:name="ListLabel_20_596" style:display-name="ListLabel 596" style:family="text"/>
    <style:style style:name="ListLabel_20_597" style:display-name="ListLabel 597" style:family="text"/>
    <style:style style:name="ListLabel_20_598" style:display-name="ListLabel 598" style:family="text"/>
    <style:style style:name="ListLabel_20_599" style:display-name="ListLabel 599" style:family="text"/>
    <style:style style:name="ListLabel_20_600" style:display-name="ListLabel 600" style:family="text"/>
    <style:style style:name="ListLabel_20_601" style:display-name="ListLabel 601" style:family="text"/>
    <style:style style:name="ListLabel_20_602" style:display-name="ListLabel 602" style:family="text"/>
    <style:style style:name="ListLabel_20_603" style:display-name="ListLabel 603" style:family="text"/>
    <style:style style:name="ListLabel_20_604" style:display-name="ListLabel 604" style:family="text"/>
    <style:style style:name="ListLabel_20_605" style:display-name="ListLabel 605" style:family="text"/>
    <style:style style:name="ListLabel_20_606" style:display-name="ListLabel 606" style:family="text"/>
    <style:style style:name="ListLabel_20_607" style:display-name="ListLabel 607" style:family="text"/>
    <style:style style:name="ListLabel_20_608" style:display-name="ListLabel 608" style:family="text"/>
    <style:style style:name="ListLabel_20_609" style:display-name="ListLabel 609" style:family="text"/>
    <style:style style:name="ListLabel_20_610" style:display-name="ListLabel 610" style:family="text"/>
    <style:style style:name="ListLabel_20_611" style:display-name="ListLabel 611" style:family="text"/>
    <style:style style:name="ListLabel_20_612" style:display-name="ListLabel 612" style:family="text"/>
    <style:style style:name="ListLabel_20_613" style:display-name="ListLabel 613" style:family="text"/>
    <style:style style:name="ListLabel_20_614" style:display-name="ListLabel 614" style:family="text"/>
    <style:style style:name="ListLabel_20_615" style:display-name="ListLabel 615" style:family="text"/>
    <style:style style:name="ListLabel_20_616" style:display-name="ListLabel 616" style:family="text"/>
    <style:style style:name="ListLabel_20_617" style:display-name="ListLabel 617" style:family="text"/>
    <style:style style:name="ListLabel_20_618" style:display-name="ListLabel 618" style:family="text"/>
    <style:style style:name="ListLabel_20_619" style:display-name="ListLabel 619" style:family="text"/>
    <style:style style:name="ListLabel_20_620" style:display-name="ListLabel 620" style:family="text"/>
    <style:style style:name="ListLabel_20_621" style:display-name="ListLabel 621" style:family="text"/>
    <style:style style:name="ListLabel_20_622" style:display-name="ListLabel 622" style:family="text"/>
    <style:style style:name="ListLabel_20_623" style:display-name="ListLabel 623" style:family="text"/>
    <style:style style:name="ListLabel_20_624" style:display-name="ListLabel 624" style:family="text"/>
    <style:style style:name="ListLabel_20_625" style:display-name="ListLabel 625" style:family="text"/>
    <style:style style:name="ListLabel_20_626" style:display-name="ListLabel 626" style:family="text"/>
    <style:style style:name="ListLabel_20_627" style:display-name="ListLabel 627" style:family="text"/>
    <style:style style:name="ListLabel_20_628" style:display-name="ListLabel 628" style:family="text"/>
    <style:style style:name="ListLabel_20_629" style:display-name="ListLabel 629" style:family="text"/>
    <style:style style:name="ListLabel_20_630" style:display-name="ListLabel 630" style:family="text"/>
    <style:style style:name="ListLabel_20_631" style:display-name="ListLabel 631" style:family="text"/>
    <style:style style:name="ListLabel_20_632" style:display-name="ListLabel 632" style:family="text"/>
    <style:style style:name="ListLabel_20_633" style:display-name="ListLabel 633" style:family="text"/>
    <style:style style:name="ListLabel_20_634" style:display-name="ListLabel 634" style:family="text"/>
    <style:style style:name="ListLabel_20_635" style:display-name="ListLabel 635" style:family="text"/>
    <style:style style:name="ListLabel_20_636" style:display-name="ListLabel 636" style:family="text"/>
    <style:style style:name="ListLabel_20_637" style:display-name="ListLabel 637" style:family="text"/>
    <style:style style:name="ListLabel_20_638" style:display-name="ListLabel 638" style:family="text"/>
    <style:style style:name="ListLabel_20_639" style:display-name="ListLabel 639" style:family="text"/>
    <style:style style:name="ListLabel_20_640" style:display-name="ListLabel 640" style:family="text"/>
    <style:style style:name="ListLabel_20_641" style:display-name="ListLabel 641" style:family="text"/>
    <style:style style:name="ListLabel_20_642" style:display-name="ListLabel 642" style:family="text"/>
    <style:style style:name="ListLabel_20_643" style:display-name="ListLabel 643" style:family="text"/>
    <style:style style:name="ListLabel_20_644" style:display-name="ListLabel 644" style:family="text"/>
    <style:style style:name="ListLabel_20_645" style:display-name="ListLabel 645" style:family="text"/>
    <style:style style:name="ListLabel_20_646" style:display-name="ListLabel 646" style:family="text"/>
    <style:style style:name="ListLabel_20_647" style:display-name="ListLabel 647" style:family="text"/>
    <style:style style:name="ListLabel_20_648" style:display-name="ListLabel 648" style:family="text"/>
    <style:style style:name="ListLabel_20_649" style:display-name="ListLabel 649" style:family="text"/>
    <style:style style:name="ListLabel_20_650" style:display-name="ListLabel 650" style:family="text"/>
    <style:style style:name="ListLabel_20_651" style:display-name="ListLabel 651" style:family="text"/>
    <style:style style:name="ListLabel_20_652" style:display-name="ListLabel 652" style:family="text"/>
    <style:style style:name="ListLabel_20_653" style:display-name="ListLabel 653" style:family="text"/>
    <style:style style:name="ListLabel_20_654" style:display-name="ListLabel 654" style:family="text"/>
    <style:style style:name="ListLabel_20_655" style:display-name="ListLabel 655" style:family="text"/>
    <style:style style:name="ListLabel_20_656" style:display-name="ListLabel 656" style:family="text"/>
    <style:style style:name="ListLabel_20_657" style:display-name="ListLabel 657" style:family="text"/>
    <style:style style:name="ListLabel_20_658" style:display-name="ListLabel 658" style:family="text"/>
    <style:style style:name="ListLabel_20_659" style:display-name="ListLabel 659" style:family="text"/>
    <style:style style:name="ListLabel_20_660" style:display-name="ListLabel 660" style:family="text"/>
    <style:style style:name="ListLabel_20_661" style:display-name="ListLabel 661" style:family="text"/>
    <style:style style:name="ListLabel_20_662" style:display-name="ListLabel 662" style:family="text"/>
    <style:style style:name="ListLabel_20_663" style:display-name="ListLabel 663" style:family="text"/>
    <style:style style:name="ListLabel_20_664" style:display-name="ListLabel 664" style:family="text"/>
    <style:style style:name="ListLabel_20_665" style:display-name="ListLabel 665" style:family="text"/>
    <style:style style:name="ListLabel_20_666" style:display-name="ListLabel 666" style:family="text"/>
    <style:style style:name="ListLabel_20_667" style:display-name="ListLabel 667" style:family="text">
      <style:text-properties style:font-name="Aptos" fo:font-family="Aptos" style:font-family-generic="roman" style:font-pitch="variable" fo:font-size="10pt" style:font-size-asian="10pt"/>
    </style:style>
    <style:style style:name="ListLabel_20_668" style:display-name="ListLabel 668" style:family="text">
      <style:text-properties fo:font-size="10pt" style:font-size-asian="10pt"/>
    </style:style>
    <style:style style:name="ListLabel_20_669" style:display-name="ListLabel 669" style:family="text">
      <style:text-properties fo:font-size="10pt" style:font-size-asian="10pt"/>
    </style:style>
    <style:style style:name="ListLabel_20_670" style:display-name="ListLabel 670" style:family="text">
      <style:text-properties fo:font-size="10pt" style:font-size-asian="10pt"/>
    </style:style>
    <style:style style:name="ListLabel_20_671" style:display-name="ListLabel 671" style:family="text">
      <style:text-properties fo:font-size="10pt" style:font-size-asian="10pt"/>
    </style:style>
    <style:style style:name="ListLabel_20_672" style:display-name="ListLabel 672" style:family="text">
      <style:text-properties fo:font-size="10pt" style:font-size-asian="10pt"/>
    </style:style>
    <style:style style:name="ListLabel_20_673" style:display-name="ListLabel 673" style:family="text">
      <style:text-properties fo:font-size="10pt" style:font-size-asian="10pt"/>
    </style:style>
    <style:style style:name="ListLabel_20_674" style:display-name="ListLabel 674" style:family="text">
      <style:text-properties fo:font-size="10pt" style:font-size-asian="10pt"/>
    </style:style>
    <style:style style:name="ListLabel_20_675" style:display-name="ListLabel 675" style:family="text">
      <style:text-properties fo:font-size="10pt" style:font-size-asian="10pt"/>
    </style:style>
    <style:style style:name="ListLabel_20_676" style:display-name="ListLabel 676" style:family="text"/>
    <style:style style:name="ListLabel_20_677" style:display-name="ListLabel 677" style:family="text"/>
    <style:style style:name="ListLabel_20_678" style:display-name="ListLabel 678" style:family="text"/>
    <style:style style:name="ListLabel_20_679" style:display-name="ListLabel 679" style:family="text"/>
    <style:style style:name="ListLabel_20_680" style:display-name="ListLabel 680" style:family="text"/>
    <style:style style:name="ListLabel_20_681" style:display-name="ListLabel 681" style:family="text"/>
    <style:style style:name="ListLabel_20_682" style:display-name="ListLabel 682" style:family="text"/>
    <style:style style:name="ListLabel_20_683" style:display-name="ListLabel 683" style:family="text"/>
    <style:style style:name="ListLabel_20_684" style:display-name="ListLabel 684" style:family="text"/>
    <style:style style:name="ListLabel_20_685" style:display-name="ListLabel 685" style:family="text">
      <style:text-properties style:font-name="Aptos" fo:font-family="Aptos" style:font-family-generic="roman" style:font-pitch="variable" fo:font-size="10pt" style:font-size-asian="10pt"/>
    </style:style>
    <style:style style:name="ListLabel_20_686" style:display-name="ListLabel 686" style:family="text">
      <style:text-properties fo:font-size="10pt" style:font-size-asian="10pt"/>
    </style:style>
    <style:style style:name="ListLabel_20_687" style:display-name="ListLabel 687" style:family="text">
      <style:text-properties fo:font-size="10pt" style:font-size-asian="10pt"/>
    </style:style>
    <style:style style:name="ListLabel_20_688" style:display-name="ListLabel 688" style:family="text">
      <style:text-properties fo:font-size="10pt" style:font-size-asian="10pt"/>
    </style:style>
    <style:style style:name="ListLabel_20_689" style:display-name="ListLabel 689" style:family="text">
      <style:text-properties fo:font-size="10pt" style:font-size-asian="10pt"/>
    </style:style>
    <style:style style:name="ListLabel_20_690" style:display-name="ListLabel 690" style:family="text">
      <style:text-properties fo:font-size="10pt" style:font-size-asian="10pt"/>
    </style:style>
    <style:style style:name="ListLabel_20_691" style:display-name="ListLabel 691" style:family="text">
      <style:text-properties fo:font-size="10pt" style:font-size-asian="10pt"/>
    </style:style>
    <style:style style:name="ListLabel_20_692" style:display-name="ListLabel 692" style:family="text">
      <style:text-properties fo:font-size="10pt" style:font-size-asian="10pt"/>
    </style:style>
    <style:style style:name="ListLabel_20_693" style:display-name="ListLabel 693" style:family="text">
      <style:text-properties fo:font-size="10pt" style:font-size-asian="10pt"/>
    </style:style>
    <style:style style:name="ListLabel_20_694" style:display-name="ListLabel 694" style:family="text"/>
    <style:style style:name="ListLabel_20_695" style:display-name="ListLabel 695" style:family="text"/>
    <style:style style:name="ListLabel_20_696" style:display-name="ListLabel 696" style:family="text"/>
    <style:style style:name="ListLabel_20_697" style:display-name="ListLabel 697" style:family="text"/>
    <style:style style:name="ListLabel_20_698" style:display-name="ListLabel 698" style:family="text"/>
    <style:style style:name="ListLabel_20_699" style:display-name="ListLabel 699" style:family="text"/>
    <style:style style:name="ListLabel_20_700" style:display-name="ListLabel 700" style:family="text"/>
    <style:style style:name="ListLabel_20_701" style:display-name="ListLabel 701" style:family="text"/>
    <style:style style:name="ListLabel_20_702" style:display-name="ListLabel 702" style:family="text"/>
    <style:style style:name="ListLabel_20_703" style:display-name="ListLabel 703" style:family="text">
      <style:text-properties style:font-name="Aptos" fo:font-family="Aptos" style:font-family-generic="roman" style:font-pitch="variable" fo:font-size="10pt" style:font-size-asian="10pt"/>
    </style:style>
    <style:style style:name="ListLabel_20_704" style:display-name="ListLabel 704" style:family="text">
      <style:text-properties fo:font-size="10pt" style:font-size-asian="10pt"/>
    </style:style>
    <style:style style:name="ListLabel_20_705" style:display-name="ListLabel 705" style:family="text">
      <style:text-properties fo:font-size="10pt" style:font-size-asian="10pt"/>
    </style:style>
    <style:style style:name="ListLabel_20_706" style:display-name="ListLabel 706" style:family="text">
      <style:text-properties fo:font-size="10pt" style:font-size-asian="10pt"/>
    </style:style>
    <style:style style:name="ListLabel_20_707" style:display-name="ListLabel 707" style:family="text">
      <style:text-properties fo:font-size="10pt" style:font-size-asian="10pt"/>
    </style:style>
    <style:style style:name="ListLabel_20_708" style:display-name="ListLabel 708" style:family="text">
      <style:text-properties fo:font-size="10pt" style:font-size-asian="10pt"/>
    </style:style>
    <style:style style:name="ListLabel_20_709" style:display-name="ListLabel 709" style:family="text">
      <style:text-properties fo:font-size="10pt" style:font-size-asian="10pt"/>
    </style:style>
    <style:style style:name="ListLabel_20_710" style:display-name="ListLabel 710" style:family="text">
      <style:text-properties fo:font-size="10pt" style:font-size-asian="10pt"/>
    </style:style>
    <style:style style:name="ListLabel_20_711" style:display-name="ListLabel 711" style:family="text">
      <style:text-properties fo:font-size="10pt" style:font-size-asian="10pt"/>
    </style:style>
    <style:style style:name="ListLabel_20_712" style:display-name="ListLabel 712" style:family="text">
      <style:text-properties style:font-name="Aptos" fo:font-family="Aptos" style:font-family-generic="roman" style:font-pitch="variable" fo:font-size="10pt" style:font-size-asian="10pt"/>
    </style:style>
    <style:style style:name="ListLabel_20_713" style:display-name="ListLabel 713" style:family="text">
      <style:text-properties fo:font-size="10pt" style:font-size-asian="10pt"/>
    </style:style>
    <style:style style:name="ListLabel_20_714" style:display-name="ListLabel 714" style:family="text">
      <style:text-properties fo:font-size="10pt" style:font-size-asian="10pt"/>
    </style:style>
    <style:style style:name="ListLabel_20_715" style:display-name="ListLabel 715" style:family="text">
      <style:text-properties fo:font-size="10pt" style:font-size-asian="10pt"/>
    </style:style>
    <style:style style:name="ListLabel_20_716" style:display-name="ListLabel 716" style:family="text">
      <style:text-properties fo:font-size="10pt" style:font-size-asian="10pt"/>
    </style:style>
    <style:style style:name="ListLabel_20_717" style:display-name="ListLabel 717" style:family="text">
      <style:text-properties fo:font-size="10pt" style:font-size-asian="10pt"/>
    </style:style>
    <style:style style:name="ListLabel_20_718" style:display-name="ListLabel 718" style:family="text">
      <style:text-properties fo:font-size="10pt" style:font-size-asian="10pt"/>
    </style:style>
    <style:style style:name="ListLabel_20_719" style:display-name="ListLabel 719" style:family="text">
      <style:text-properties fo:font-size="10pt" style:font-size-asian="10pt"/>
    </style:style>
    <style:style style:name="ListLabel_20_720" style:display-name="ListLabel 720" style:family="text">
      <style:text-properties fo:font-size="10pt" style:font-size-asian="10pt"/>
    </style:style>
    <style:style style:name="ListLabel_20_721" style:display-name="ListLabel 721" style:family="text"/>
    <style:style style:name="ListLabel_20_722" style:display-name="ListLabel 722" style:family="text"/>
    <style:style style:name="ListLabel_20_723" style:display-name="ListLabel 723" style:family="text"/>
    <style:style style:name="ListLabel_20_724" style:display-name="ListLabel 724" style:family="text"/>
    <style:style style:name="ListLabel_20_725" style:display-name="ListLabel 725" style:family="text"/>
    <style:style style:name="ListLabel_20_726" style:display-name="ListLabel 726" style:family="text"/>
    <style:style style:name="ListLabel_20_727" style:display-name="ListLabel 727" style:family="text"/>
    <style:style style:name="ListLabel_20_728" style:display-name="ListLabel 728" style:family="text"/>
    <style:style style:name="ListLabel_20_729" style:display-name="ListLabel 729" style:family="text"/>
    <style:style style:name="ListLabel_20_730" style:display-name="ListLabel 730" style:family="text"/>
    <style:style style:name="ListLabel_20_731" style:display-name="ListLabel 731" style:family="text"/>
    <style:style style:name="ListLabel_20_732" style:display-name="ListLabel 732" style:family="text"/>
    <style:style style:name="ListLabel_20_733" style:display-name="ListLabel 733" style:family="text"/>
    <style:style style:name="ListLabel_20_734" style:display-name="ListLabel 734" style:family="text"/>
    <style:style style:name="ListLabel_20_735" style:display-name="ListLabel 735" style:family="text"/>
    <style:style style:name="ListLabel_20_736" style:display-name="ListLabel 736" style:family="text"/>
    <style:style style:name="ListLabel_20_737" style:display-name="ListLabel 737" style:family="text"/>
    <style:style style:name="ListLabel_20_738" style:display-name="ListLabel 738" style:family="text"/>
    <style:style style:name="ListLabel_20_739" style:display-name="ListLabel 739" style:family="text">
      <style:text-properties style:font-name="Aptos" fo:font-family="Aptos" style:font-family-generic="roman" style:font-pitch="variable" fo:font-size="10pt" style:font-size-asian="10pt"/>
    </style:style>
    <style:style style:name="ListLabel_20_740" style:display-name="ListLabel 740" style:family="text">
      <style:text-properties fo:font-size="10pt" style:font-size-asian="10pt"/>
    </style:style>
    <style:style style:name="ListLabel_20_741" style:display-name="ListLabel 741" style:family="text">
      <style:text-properties fo:font-size="10pt" style:font-size-asian="10pt"/>
    </style:style>
    <style:style style:name="ListLabel_20_742" style:display-name="ListLabel 742" style:family="text">
      <style:text-properties fo:font-size="10pt" style:font-size-asian="10pt"/>
    </style:style>
    <style:style style:name="ListLabel_20_743" style:display-name="ListLabel 743" style:family="text">
      <style:text-properties fo:font-size="10pt" style:font-size-asian="10pt"/>
    </style:style>
    <style:style style:name="ListLabel_20_744" style:display-name="ListLabel 744" style:family="text">
      <style:text-properties fo:font-size="10pt" style:font-size-asian="10pt"/>
    </style:style>
    <style:style style:name="ListLabel_20_745" style:display-name="ListLabel 745" style:family="text">
      <style:text-properties fo:font-size="10pt" style:font-size-asian="10pt"/>
    </style:style>
    <style:style style:name="ListLabel_20_746" style:display-name="ListLabel 746" style:family="text">
      <style:text-properties fo:font-size="10pt" style:font-size-asian="10pt"/>
    </style:style>
    <style:style style:name="ListLabel_20_747" style:display-name="ListLabel 747" style:family="text">
      <style:text-properties fo:font-size="10pt" style:font-size-asian="10pt"/>
    </style:style>
    <style:style style:name="ListLabel_20_748" style:display-name="ListLabel 748" style:family="text"/>
    <style:style style:name="ListLabel_20_749" style:display-name="ListLabel 749" style:family="text"/>
    <style:style style:name="ListLabel_20_750" style:display-name="ListLabel 750" style:family="text"/>
    <style:style style:name="ListLabel_20_751" style:display-name="ListLabel 751" style:family="text"/>
    <style:style style:name="ListLabel_20_752" style:display-name="ListLabel 752" style:family="text"/>
    <style:style style:name="ListLabel_20_753" style:display-name="ListLabel 753" style:family="text"/>
    <style:style style:name="ListLabel_20_754" style:display-name="ListLabel 754" style:family="text"/>
    <style:style style:name="ListLabel_20_755" style:display-name="ListLabel 755" style:family="text"/>
    <style:style style:name="ListLabel_20_756" style:display-name="ListLabel 756" style:family="text"/>
    <style:style style:name="ListLabel_20_757" style:display-name="ListLabel 757" style:family="text">
      <style:text-properties style:font-name="Aptos" fo:font-family="Aptos" style:font-family-generic="roman" style:font-pitch="variable" fo:font-size="10pt" style:font-size-asian="10pt"/>
    </style:style>
    <style:style style:name="ListLabel_20_758" style:display-name="ListLabel 758" style:family="text">
      <style:text-properties fo:font-size="10pt" style:font-size-asian="10pt"/>
    </style:style>
    <style:style style:name="ListLabel_20_759" style:display-name="ListLabel 759" style:family="text">
      <style:text-properties fo:font-size="10pt" style:font-size-asian="10pt"/>
    </style:style>
    <style:style style:name="ListLabel_20_760" style:display-name="ListLabel 760" style:family="text">
      <style:text-properties fo:font-size="10pt" style:font-size-asian="10pt"/>
    </style:style>
    <style:style style:name="ListLabel_20_761" style:display-name="ListLabel 761" style:family="text">
      <style:text-properties fo:font-size="10pt" style:font-size-asian="10pt"/>
    </style:style>
    <style:style style:name="ListLabel_20_762" style:display-name="ListLabel 762" style:family="text">
      <style:text-properties fo:font-size="10pt" style:font-size-asian="10pt"/>
    </style:style>
    <style:style style:name="ListLabel_20_763" style:display-name="ListLabel 763" style:family="text">
      <style:text-properties fo:font-size="10pt" style:font-size-asian="10pt"/>
    </style:style>
    <style:style style:name="ListLabel_20_764" style:display-name="ListLabel 764" style:family="text">
      <style:text-properties fo:font-size="10pt" style:font-size-asian="10pt"/>
    </style:style>
    <style:style style:name="ListLabel_20_765" style:display-name="ListLabel 765" style:family="text">
      <style:text-properties fo:font-size="10pt" style:font-size-asian="10pt"/>
    </style:style>
    <style:style style:name="ListLabel_20_766" style:display-name="ListLabel 766" style:family="text">
      <style:text-properties style:font-name="Aptos" fo:font-family="Aptos" style:font-family-generic="roman" style:font-pitch="variable" fo:font-size="10pt" style:font-size-asian="10pt"/>
    </style:style>
    <style:style style:name="ListLabel_20_767" style:display-name="ListLabel 767" style:family="text">
      <style:text-properties fo:font-size="10pt" style:font-size-asian="10pt"/>
    </style:style>
    <style:style style:name="ListLabel_20_768" style:display-name="ListLabel 768" style:family="text">
      <style:text-properties fo:font-size="10pt" style:font-size-asian="10pt"/>
    </style:style>
    <style:style style:name="ListLabel_20_769" style:display-name="ListLabel 769" style:family="text">
      <style:text-properties fo:font-size="10pt" style:font-size-asian="10pt"/>
    </style:style>
    <style:style style:name="ListLabel_20_770" style:display-name="ListLabel 770" style:family="text">
      <style:text-properties fo:font-size="10pt" style:font-size-asian="10pt"/>
    </style:style>
    <style:style style:name="ListLabel_20_771" style:display-name="ListLabel 771" style:family="text">
      <style:text-properties fo:font-size="10pt" style:font-size-asian="10pt"/>
    </style:style>
    <style:style style:name="ListLabel_20_772" style:display-name="ListLabel 772" style:family="text">
      <style:text-properties fo:font-size="10pt" style:font-size-asian="10pt"/>
    </style:style>
    <style:style style:name="ListLabel_20_773" style:display-name="ListLabel 773" style:family="text">
      <style:text-properties fo:font-size="10pt" style:font-size-asian="10pt"/>
    </style:style>
    <style:style style:name="ListLabel_20_774" style:display-name="ListLabel 774" style:family="text">
      <style:text-properties fo:font-size="10pt" style:font-size-asian="10pt"/>
    </style:style>
    <style:style style:name="ListLabel_20_775" style:display-name="ListLabel 775" style:family="text"/>
    <style:style style:name="ListLabel_20_776" style:display-name="ListLabel 776" style:family="text"/>
    <style:style style:name="ListLabel_20_777" style:display-name="ListLabel 777" style:family="text"/>
    <style:style style:name="ListLabel_20_778" style:display-name="ListLabel 778" style:family="text"/>
    <style:style style:name="ListLabel_20_779" style:display-name="ListLabel 779" style:family="text"/>
    <style:style style:name="ListLabel_20_780" style:display-name="ListLabel 780" style:family="text"/>
    <style:style style:name="ListLabel_20_781" style:display-name="ListLabel 781" style:family="text"/>
    <style:style style:name="ListLabel_20_782" style:display-name="ListLabel 782" style:family="text"/>
    <style:style style:name="ListLabel_20_783" style:display-name="ListLabel 783" style:family="text"/>
    <style:style style:name="ListLabel_20_784" style:display-name="ListLabel 784" style:family="text">
      <style:text-properties style:font-name="Aptos" fo:font-family="Aptos" style:font-family-generic="roman" style:font-pitch="variable" fo:font-size="10pt" style:font-size-asian="10pt"/>
    </style:style>
    <style:style style:name="ListLabel_20_785" style:display-name="ListLabel 785" style:family="text">
      <style:text-properties fo:font-size="10pt" style:font-size-asian="10pt"/>
    </style:style>
    <style:style style:name="ListLabel_20_786" style:display-name="ListLabel 786" style:family="text">
      <style:text-properties fo:font-size="10pt" style:font-size-asian="10pt"/>
    </style:style>
    <style:style style:name="ListLabel_20_787" style:display-name="ListLabel 787" style:family="text">
      <style:text-properties fo:font-size="10pt" style:font-size-asian="10pt"/>
    </style:style>
    <style:style style:name="ListLabel_20_788" style:display-name="ListLabel 788" style:family="text">
      <style:text-properties fo:font-size="10pt" style:font-size-asian="10pt"/>
    </style:style>
    <style:style style:name="ListLabel_20_789" style:display-name="ListLabel 789" style:family="text">
      <style:text-properties fo:font-size="10pt" style:font-size-asian="10pt"/>
    </style:style>
    <style:style style:name="ListLabel_20_790" style:display-name="ListLabel 790" style:family="text">
      <style:text-properties fo:font-size="10pt" style:font-size-asian="10pt"/>
    </style:style>
    <style:style style:name="ListLabel_20_791" style:display-name="ListLabel 791" style:family="text">
      <style:text-properties fo:font-size="10pt" style:font-size-asian="10pt"/>
    </style:style>
    <style:style style:name="ListLabel_20_792" style:display-name="ListLabel 792" style:family="text">
      <style:text-properties fo:font-size="10pt" style:font-size-asian="10pt"/>
    </style:style>
    <style:style style:name="ListLabel_20_793" style:display-name="ListLabel 793" style:family="text"/>
    <style:style style:name="ListLabel_20_794" style:display-name="ListLabel 794" style:family="text"/>
    <style:style style:name="ListLabel_20_795" style:display-name="ListLabel 795" style:family="text"/>
    <style:style style:name="ListLabel_20_796" style:display-name="ListLabel 796" style:family="text"/>
    <style:style style:name="ListLabel_20_797" style:display-name="ListLabel 797" style:family="text"/>
    <style:style style:name="ListLabel_20_798" style:display-name="ListLabel 798" style:family="text"/>
    <style:style style:name="ListLabel_20_799" style:display-name="ListLabel 799" style:family="text"/>
    <style:style style:name="ListLabel_20_800" style:display-name="ListLabel 800" style:family="text"/>
    <style:style style:name="ListLabel_20_801" style:display-name="ListLabel 801" style:family="text"/>
    <style:style style:name="ListLabel_20_802" style:display-name="ListLabel 802" style:family="text">
      <style:text-properties style:font-name="Aptos" fo:font-family="Aptos" style:font-family-generic="roman" style:font-pitch="variable" fo:font-size="10pt" style:font-size-asian="10pt"/>
    </style:style>
    <style:style style:name="ListLabel_20_803" style:display-name="ListLabel 803" style:family="text">
      <style:text-properties fo:font-size="10pt" style:font-size-asian="10pt"/>
    </style:style>
    <style:style style:name="ListLabel_20_804" style:display-name="ListLabel 804" style:family="text">
      <style:text-properties fo:font-size="10pt" style:font-size-asian="10pt"/>
    </style:style>
    <style:style style:name="ListLabel_20_805" style:display-name="ListLabel 805" style:family="text">
      <style:text-properties fo:font-size="10pt" style:font-size-asian="10pt"/>
    </style:style>
    <style:style style:name="ListLabel_20_806" style:display-name="ListLabel 806" style:family="text">
      <style:text-properties fo:font-size="10pt" style:font-size-asian="10pt"/>
    </style:style>
    <style:style style:name="ListLabel_20_807" style:display-name="ListLabel 807" style:family="text">
      <style:text-properties fo:font-size="10pt" style:font-size-asian="10pt"/>
    </style:style>
    <style:style style:name="ListLabel_20_808" style:display-name="ListLabel 808" style:family="text">
      <style:text-properties fo:font-size="10pt" style:font-size-asian="10pt"/>
    </style:style>
    <style:style style:name="ListLabel_20_809" style:display-name="ListLabel 809" style:family="text">
      <style:text-properties fo:font-size="10pt" style:font-size-asian="10pt"/>
    </style:style>
    <style:style style:name="ListLabel_20_810" style:display-name="ListLabel 810" style:family="text">
      <style:text-properties fo:font-size="10pt" style:font-size-asian="10pt"/>
    </style:style>
    <style:style style:name="ListLabel_20_811" style:display-name="ListLabel 811" style:family="text">
      <style:text-properties style:font-name="Aptos" fo:font-family="Aptos" style:font-family-generic="roman" style:font-pitch="variable" fo:font-size="10pt" style:font-size-asian="10pt"/>
    </style:style>
    <style:style style:name="ListLabel_20_812" style:display-name="ListLabel 812" style:family="text">
      <style:text-properties fo:font-size="10pt" style:font-size-asian="10pt"/>
    </style:style>
    <style:style style:name="ListLabel_20_813" style:display-name="ListLabel 813" style:family="text">
      <style:text-properties fo:font-size="10pt" style:font-size-asian="10pt"/>
    </style:style>
    <style:style style:name="ListLabel_20_814" style:display-name="ListLabel 814" style:family="text">
      <style:text-properties fo:font-size="10pt" style:font-size-asian="10pt"/>
    </style:style>
    <style:style style:name="ListLabel_20_815" style:display-name="ListLabel 815" style:family="text">
      <style:text-properties fo:font-size="10pt" style:font-size-asian="10pt"/>
    </style:style>
    <style:style style:name="ListLabel_20_816" style:display-name="ListLabel 816" style:family="text">
      <style:text-properties fo:font-size="10pt" style:font-size-asian="10pt"/>
    </style:style>
    <style:style style:name="ListLabel_20_817" style:display-name="ListLabel 817" style:family="text">
      <style:text-properties fo:font-size="10pt" style:font-size-asian="10pt"/>
    </style:style>
    <style:style style:name="ListLabel_20_818" style:display-name="ListLabel 818" style:family="text">
      <style:text-properties fo:font-size="10pt" style:font-size-asian="10pt"/>
    </style:style>
    <style:style style:name="ListLabel_20_819" style:display-name="ListLabel 819" style:family="text">
      <style:text-properties fo:font-size="10pt" style:font-size-asian="10pt"/>
    </style:style>
    <style:style style:name="ListLabel_20_820" style:display-name="ListLabel 820" style:family="text">
      <style:text-properties style:font-name="Aptos" fo:font-family="Aptos" style:font-family-generic="roman" style:font-pitch="variable" fo:font-size="10pt" style:font-size-asian="10pt"/>
    </style:style>
    <style:style style:name="ListLabel_20_821" style:display-name="ListLabel 821" style:family="text">
      <style:text-properties fo:font-size="10pt" style:font-size-asian="10pt"/>
    </style:style>
    <style:style style:name="ListLabel_20_822" style:display-name="ListLabel 822" style:family="text">
      <style:text-properties fo:font-size="10pt" style:font-size-asian="10pt"/>
    </style:style>
    <style:style style:name="ListLabel_20_823" style:display-name="ListLabel 823" style:family="text">
      <style:text-properties fo:font-size="10pt" style:font-size-asian="10pt"/>
    </style:style>
    <style:style style:name="ListLabel_20_824" style:display-name="ListLabel 824" style:family="text">
      <style:text-properties fo:font-size="10pt" style:font-size-asian="10pt"/>
    </style:style>
    <style:style style:name="ListLabel_20_825" style:display-name="ListLabel 825" style:family="text">
      <style:text-properties fo:font-size="10pt" style:font-size-asian="10pt"/>
    </style:style>
    <style:style style:name="ListLabel_20_826" style:display-name="ListLabel 826" style:family="text">
      <style:text-properties fo:font-size="10pt" style:font-size-asian="10pt"/>
    </style:style>
    <style:style style:name="ListLabel_20_827" style:display-name="ListLabel 827" style:family="text">
      <style:text-properties fo:font-size="10pt" style:font-size-asian="10pt"/>
    </style:style>
    <style:style style:name="ListLabel_20_828" style:display-name="ListLabel 828" style:family="text">
      <style:text-properties fo:font-size="10pt" style:font-size-asian="10pt"/>
    </style:style>
    <style:style style:name="ListLabel_20_829" style:display-name="ListLabel 829" style:family="text">
      <style:text-properties style:font-name="Aptos" fo:font-family="Aptos" style:font-family-generic="roman" style:font-pitch="variable" fo:font-size="10pt" style:font-size-asian="10pt"/>
    </style:style>
    <style:style style:name="ListLabel_20_830" style:display-name="ListLabel 830" style:family="text">
      <style:text-properties fo:font-size="10pt" style:font-size-asian="10pt"/>
    </style:style>
    <style:style style:name="ListLabel_20_831" style:display-name="ListLabel 831" style:family="text">
      <style:text-properties fo:font-size="10pt" style:font-size-asian="10pt"/>
    </style:style>
    <style:style style:name="ListLabel_20_832" style:display-name="ListLabel 832" style:family="text">
      <style:text-properties fo:font-size="10pt" style:font-size-asian="10pt"/>
    </style:style>
    <style:style style:name="ListLabel_20_833" style:display-name="ListLabel 833" style:family="text">
      <style:text-properties fo:font-size="10pt" style:font-size-asian="10pt"/>
    </style:style>
    <style:style style:name="ListLabel_20_834" style:display-name="ListLabel 834" style:family="text">
      <style:text-properties fo:font-size="10pt" style:font-size-asian="10pt"/>
    </style:style>
    <style:style style:name="ListLabel_20_835" style:display-name="ListLabel 835" style:family="text">
      <style:text-properties fo:font-size="10pt" style:font-size-asian="10pt"/>
    </style:style>
    <style:style style:name="ListLabel_20_836" style:display-name="ListLabel 836" style:family="text">
      <style:text-properties fo:font-size="10pt" style:font-size-asian="10pt"/>
    </style:style>
    <style:style style:name="ListLabel_20_837" style:display-name="ListLabel 837" style:family="text">
      <style:text-properties fo:font-size="10pt" style:font-size-asian="10pt"/>
    </style:style>
    <style:style style:name="ListLabel_20_838" style:display-name="ListLabel 838" style:family="text">
      <style:text-properties style:font-name="Aptos" fo:font-family="Aptos" style:font-family-generic="roman" style:font-pitch="variable" fo:font-size="10pt" style:font-size-asian="10pt"/>
    </style:style>
    <style:style style:name="ListLabel_20_839" style:display-name="ListLabel 839" style:family="text">
      <style:text-properties fo:font-size="10pt" style:font-size-asian="10pt"/>
    </style:style>
    <style:style style:name="ListLabel_20_840" style:display-name="ListLabel 840" style:family="text">
      <style:text-properties fo:font-size="10pt" style:font-size-asian="10pt"/>
    </style:style>
    <style:style style:name="ListLabel_20_841" style:display-name="ListLabel 841" style:family="text">
      <style:text-properties fo:font-size="10pt" style:font-size-asian="10pt"/>
    </style:style>
    <style:style style:name="ListLabel_20_842" style:display-name="ListLabel 842" style:family="text">
      <style:text-properties fo:font-size="10pt" style:font-size-asian="10pt"/>
    </style:style>
    <style:style style:name="ListLabel_20_843" style:display-name="ListLabel 843" style:family="text">
      <style:text-properties fo:font-size="10pt" style:font-size-asian="10pt"/>
    </style:style>
    <style:style style:name="ListLabel_20_844" style:display-name="ListLabel 844" style:family="text">
      <style:text-properties fo:font-size="10pt" style:font-size-asian="10pt"/>
    </style:style>
    <style:style style:name="ListLabel_20_845" style:display-name="ListLabel 845" style:family="text">
      <style:text-properties fo:font-size="10pt" style:font-size-asian="10pt"/>
    </style:style>
    <style:style style:name="ListLabel_20_846" style:display-name="ListLabel 846" style:family="text">
      <style:text-properties fo:font-size="10pt" style:font-size-asian="10pt"/>
    </style:style>
    <style:style style:name="ListLabel_20_847" style:display-name="ListLabel 847" style:family="text">
      <style:text-properties style:font-name="Aptos" fo:font-family="Aptos" style:font-family-generic="roman" style:font-pitch="variable" fo:font-size="10pt" style:font-size-asian="10pt"/>
    </style:style>
    <style:style style:name="ListLabel_20_848" style:display-name="ListLabel 848" style:family="text">
      <style:text-properties fo:font-size="10pt" style:font-size-asian="10pt"/>
    </style:style>
    <style:style style:name="ListLabel_20_849" style:display-name="ListLabel 849" style:family="text">
      <style:text-properties fo:font-size="10pt" style:font-size-asian="10pt"/>
    </style:style>
    <style:style style:name="ListLabel_20_850" style:display-name="ListLabel 850" style:family="text">
      <style:text-properties fo:font-size="10pt" style:font-size-asian="10pt"/>
    </style:style>
    <style:style style:name="ListLabel_20_851" style:display-name="ListLabel 851" style:family="text">
      <style:text-properties fo:font-size="10pt" style:font-size-asian="10pt"/>
    </style:style>
    <style:style style:name="ListLabel_20_852" style:display-name="ListLabel 852" style:family="text">
      <style:text-properties fo:font-size="10pt" style:font-size-asian="10pt"/>
    </style:style>
    <style:style style:name="ListLabel_20_853" style:display-name="ListLabel 853" style:family="text">
      <style:text-properties fo:font-size="10pt" style:font-size-asian="10pt"/>
    </style:style>
    <style:style style:name="ListLabel_20_854" style:display-name="ListLabel 854" style:family="text">
      <style:text-properties fo:font-size="10pt" style:font-size-asian="10pt"/>
    </style:style>
    <style:style style:name="ListLabel_20_855" style:display-name="ListLabel 855" style:family="text">
      <style:text-properties fo:font-size="10pt" style:font-size-asian="10pt"/>
    </style:style>
    <style:style style:name="ListLabel_20_856" style:display-name="ListLabel 856" style:family="text">
      <style:text-properties style:font-name="Aptos" fo:font-family="Aptos" style:font-family-generic="roman" style:font-pitch="variable" fo:font-size="10pt" style:font-size-asian="10pt"/>
    </style:style>
    <style:style style:name="ListLabel_20_857" style:display-name="ListLabel 857" style:family="text">
      <style:text-properties fo:font-size="10pt" style:font-size-asian="10pt"/>
    </style:style>
    <style:style style:name="ListLabel_20_858" style:display-name="ListLabel 858" style:family="text">
      <style:text-properties fo:font-size="10pt" style:font-size-asian="10pt"/>
    </style:style>
    <style:style style:name="ListLabel_20_859" style:display-name="ListLabel 859" style:family="text">
      <style:text-properties fo:font-size="10pt" style:font-size-asian="10pt"/>
    </style:style>
    <style:style style:name="ListLabel_20_860" style:display-name="ListLabel 860" style:family="text">
      <style:text-properties fo:font-size="10pt" style:font-size-asian="10pt"/>
    </style:style>
    <style:style style:name="ListLabel_20_861" style:display-name="ListLabel 861" style:family="text">
      <style:text-properties fo:font-size="10pt" style:font-size-asian="10pt"/>
    </style:style>
    <style:style style:name="ListLabel_20_862" style:display-name="ListLabel 862" style:family="text">
      <style:text-properties fo:font-size="10pt" style:font-size-asian="10pt"/>
    </style:style>
    <style:style style:name="ListLabel_20_863" style:display-name="ListLabel 863" style:family="text">
      <style:text-properties fo:font-size="10pt" style:font-size-asian="10pt"/>
    </style:style>
    <style:style style:name="ListLabel_20_864" style:display-name="ListLabel 864" style:family="text">
      <style:text-properties fo:font-size="10pt" style:font-size-asian="10pt"/>
    </style:style>
    <style:style style:name="ListLabel_20_865" style:display-name="ListLabel 865" style:family="text">
      <style:text-properties style:font-name="Aptos" fo:font-family="Aptos" style:font-family-generic="roman" style:font-pitch="variable" fo:font-size="10pt" style:font-size-asian="10pt"/>
    </style:style>
    <style:style style:name="ListLabel_20_866" style:display-name="ListLabel 866" style:family="text">
      <style:text-properties fo:font-size="10pt" style:font-size-asian="10pt"/>
    </style:style>
    <style:style style:name="ListLabel_20_867" style:display-name="ListLabel 867" style:family="text">
      <style:text-properties fo:font-size="10pt" style:font-size-asian="10pt"/>
    </style:style>
    <style:style style:name="ListLabel_20_868" style:display-name="ListLabel 868" style:family="text">
      <style:text-properties fo:font-size="10pt" style:font-size-asian="10pt"/>
    </style:style>
    <style:style style:name="ListLabel_20_869" style:display-name="ListLabel 869" style:family="text">
      <style:text-properties fo:font-size="10pt" style:font-size-asian="10pt"/>
    </style:style>
    <style:style style:name="ListLabel_20_870" style:display-name="ListLabel 870" style:family="text">
      <style:text-properties fo:font-size="10pt" style:font-size-asian="10pt"/>
    </style:style>
    <style:style style:name="ListLabel_20_871" style:display-name="ListLabel 871" style:family="text">
      <style:text-properties fo:font-size="10pt" style:font-size-asian="10pt"/>
    </style:style>
    <style:style style:name="ListLabel_20_872" style:display-name="ListLabel 872" style:family="text">
      <style:text-properties fo:font-size="10pt" style:font-size-asian="10pt"/>
    </style:style>
    <style:style style:name="ListLabel_20_873" style:display-name="ListLabel 873" style:family="text">
      <style:text-properties fo:font-size="10pt" style:font-size-asian="10pt"/>
    </style:style>
    <style:style style:name="ListLabel_20_874" style:display-name="ListLabel 874" style:family="text">
      <style:text-properties style:font-name="Aptos" fo:font-family="Aptos" style:font-family-generic="roman" style:font-pitch="variable" fo:font-size="10pt" style:font-size-asian="10pt"/>
    </style:style>
    <style:style style:name="ListLabel_20_875" style:display-name="ListLabel 875" style:family="text">
      <style:text-properties fo:font-size="10pt" style:font-size-asian="10pt"/>
    </style:style>
    <style:style style:name="ListLabel_20_876" style:display-name="ListLabel 876" style:family="text">
      <style:text-properties fo:font-size="10pt" style:font-size-asian="10pt"/>
    </style:style>
    <style:style style:name="ListLabel_20_877" style:display-name="ListLabel 877" style:family="text">
      <style:text-properties fo:font-size="10pt" style:font-size-asian="10pt"/>
    </style:style>
    <style:style style:name="ListLabel_20_878" style:display-name="ListLabel 878" style:family="text">
      <style:text-properties fo:font-size="10pt" style:font-size-asian="10pt"/>
    </style:style>
    <style:style style:name="ListLabel_20_879" style:display-name="ListLabel 879" style:family="text">
      <style:text-properties fo:font-size="10pt" style:font-size-asian="10pt"/>
    </style:style>
    <style:style style:name="ListLabel_20_880" style:display-name="ListLabel 880" style:family="text">
      <style:text-properties fo:font-size="10pt" style:font-size-asian="10pt"/>
    </style:style>
    <style:style style:name="ListLabel_20_881" style:display-name="ListLabel 881" style:family="text">
      <style:text-properties fo:font-size="10pt" style:font-size-asian="10pt"/>
    </style:style>
    <style:style style:name="ListLabel_20_882" style:display-name="ListLabel 882" style:family="text">
      <style:text-properties fo:font-size="10pt" style:font-size-asian="10pt"/>
    </style:style>
    <style:style style:name="ListLabel_20_883" style:display-name="ListLabel 883" style:family="text">
      <style:text-properties style:font-name="Aptos" fo:font-family="Aptos" style:font-family-generic="roman" style:font-pitch="variable" fo:font-size="10pt" style:font-size-asian="10pt"/>
    </style:style>
    <style:style style:name="ListLabel_20_884" style:display-name="ListLabel 884" style:family="text">
      <style:text-properties fo:font-size="10pt" style:font-size-asian="10pt"/>
    </style:style>
    <style:style style:name="ListLabel_20_885" style:display-name="ListLabel 885" style:family="text">
      <style:text-properties fo:font-size="10pt" style:font-size-asian="10pt"/>
    </style:style>
    <style:style style:name="ListLabel_20_886" style:display-name="ListLabel 886" style:family="text">
      <style:text-properties fo:font-size="10pt" style:font-size-asian="10pt"/>
    </style:style>
    <style:style style:name="ListLabel_20_887" style:display-name="ListLabel 887" style:family="text">
      <style:text-properties fo:font-size="10pt" style:font-size-asian="10pt"/>
    </style:style>
    <style:style style:name="ListLabel_20_888" style:display-name="ListLabel 888" style:family="text">
      <style:text-properties fo:font-size="10pt" style:font-size-asian="10pt"/>
    </style:style>
    <style:style style:name="ListLabel_20_889" style:display-name="ListLabel 889" style:family="text">
      <style:text-properties fo:font-size="10pt" style:font-size-asian="10pt"/>
    </style:style>
    <style:style style:name="ListLabel_20_890" style:display-name="ListLabel 890" style:family="text">
      <style:text-properties fo:font-size="10pt" style:font-size-asian="10pt"/>
    </style:style>
    <style:style style:name="ListLabel_20_891" style:display-name="ListLabel 891" style:family="text">
      <style:text-properties fo:font-size="10pt" style:font-size-asian="10pt"/>
    </style:style>
    <style:style style:name="ListLabel_20_892" style:display-name="ListLabel 892" style:family="text">
      <style:text-properties style:font-name="Aptos" fo:font-family="Aptos" style:font-family-generic="roman" style:font-pitch="variable" fo:font-size="10pt" style:font-size-asian="10pt"/>
    </style:style>
    <style:style style:name="ListLabel_20_893" style:display-name="ListLabel 893" style:family="text">
      <style:text-properties fo:font-size="10pt" style:font-size-asian="10pt"/>
    </style:style>
    <style:style style:name="ListLabel_20_894" style:display-name="ListLabel 894" style:family="text">
      <style:text-properties fo:font-size="10pt" style:font-size-asian="10pt"/>
    </style:style>
    <style:style style:name="ListLabel_20_895" style:display-name="ListLabel 895" style:family="text">
      <style:text-properties fo:font-size="10pt" style:font-size-asian="10pt"/>
    </style:style>
    <style:style style:name="ListLabel_20_896" style:display-name="ListLabel 896" style:family="text">
      <style:text-properties fo:font-size="10pt" style:font-size-asian="10pt"/>
    </style:style>
    <style:style style:name="ListLabel_20_897" style:display-name="ListLabel 897" style:family="text">
      <style:text-properties fo:font-size="10pt" style:font-size-asian="10pt"/>
    </style:style>
    <style:style style:name="ListLabel_20_898" style:display-name="ListLabel 898" style:family="text">
      <style:text-properties fo:font-size="10pt" style:font-size-asian="10pt"/>
    </style:style>
    <style:style style:name="ListLabel_20_899" style:display-name="ListLabel 899" style:family="text">
      <style:text-properties fo:font-size="10pt" style:font-size-asian="10pt"/>
    </style:style>
    <style:style style:name="ListLabel_20_900" style:display-name="ListLabel 900" style:family="text">
      <style:text-properties fo:font-size="10pt" style:font-size-asian="10pt"/>
    </style:style>
    <style:style style:name="ListLabel_20_901" style:display-name="ListLabel 901" style:family="text">
      <style:text-properties style:font-name="Aptos" fo:font-family="Aptos" style:font-family-generic="roman" style:font-pitch="variable" fo:font-size="10pt" style:font-size-asian="10pt"/>
    </style:style>
    <style:style style:name="ListLabel_20_902" style:display-name="ListLabel 902" style:family="text">
      <style:text-properties fo:font-size="10pt" style:font-size-asian="10pt"/>
    </style:style>
    <style:style style:name="ListLabel_20_903" style:display-name="ListLabel 903" style:family="text">
      <style:text-properties fo:font-size="10pt" style:font-size-asian="10pt"/>
    </style:style>
    <style:style style:name="ListLabel_20_904" style:display-name="ListLabel 904" style:family="text">
      <style:text-properties fo:font-size="10pt" style:font-size-asian="10pt"/>
    </style:style>
    <style:style style:name="ListLabel_20_905" style:display-name="ListLabel 905" style:family="text">
      <style:text-properties fo:font-size="10pt" style:font-size-asian="10pt"/>
    </style:style>
    <style:style style:name="ListLabel_20_906" style:display-name="ListLabel 906" style:family="text">
      <style:text-properties fo:font-size="10pt" style:font-size-asian="10pt"/>
    </style:style>
    <style:style style:name="ListLabel_20_907" style:display-name="ListLabel 907" style:family="text">
      <style:text-properties fo:font-size="10pt" style:font-size-asian="10pt"/>
    </style:style>
    <style:style style:name="ListLabel_20_908" style:display-name="ListLabel 908" style:family="text">
      <style:text-properties fo:font-size="10pt" style:font-size-asian="10pt"/>
    </style:style>
    <style:style style:name="ListLabel_20_909" style:display-name="ListLabel 909" style:family="text">
      <style:text-properties fo:font-size="10pt" style:font-size-asian="10pt"/>
    </style:style>
    <style:style style:name="ListLabel_20_910" style:display-name="ListLabel 910" style:family="text"/>
    <style:style style:name="ListLabel_20_911" style:display-name="ListLabel 911" style:family="text"/>
    <style:style style:name="ListLabel_20_912" style:display-name="ListLabel 912" style:family="text"/>
    <style:style style:name="ListLabel_20_913" style:display-name="ListLabel 913" style:family="text"/>
    <style:style style:name="ListLabel_20_914" style:display-name="ListLabel 914" style:family="text"/>
    <style:style style:name="ListLabel_20_915" style:display-name="ListLabel 915" style:family="text"/>
    <style:style style:name="ListLabel_20_916" style:display-name="ListLabel 916" style:family="text"/>
    <style:style style:name="ListLabel_20_917" style:display-name="ListLabel 917" style:family="text"/>
    <style:style style:name="ListLabel_20_918" style:display-name="ListLabel 918" style:family="text"/>
    <style:style style:name="ListLabel_20_919" style:display-name="ListLabel 919" style:family="text">
      <style:text-properties style:font-name="Aptos" fo:font-family="Aptos" style:font-family-generic="roman" style:font-pitch="variable" fo:font-size="10pt" style:font-size-asian="10pt"/>
    </style:style>
    <style:style style:name="ListLabel_20_920" style:display-name="ListLabel 920" style:family="text">
      <style:text-properties fo:font-size="10pt" style:font-size-asian="10pt"/>
    </style:style>
    <style:style style:name="ListLabel_20_921" style:display-name="ListLabel 921" style:family="text">
      <style:text-properties fo:font-size="10pt" style:font-size-asian="10pt"/>
    </style:style>
    <style:style style:name="ListLabel_20_922" style:display-name="ListLabel 922" style:family="text">
      <style:text-properties fo:font-size="10pt" style:font-size-asian="10pt"/>
    </style:style>
    <style:style style:name="ListLabel_20_923" style:display-name="ListLabel 923" style:family="text">
      <style:text-properties fo:font-size="10pt" style:font-size-asian="10pt"/>
    </style:style>
    <style:style style:name="ListLabel_20_924" style:display-name="ListLabel 924" style:family="text">
      <style:text-properties fo:font-size="10pt" style:font-size-asian="10pt"/>
    </style:style>
    <style:style style:name="ListLabel_20_925" style:display-name="ListLabel 925" style:family="text">
      <style:text-properties fo:font-size="10pt" style:font-size-asian="10pt"/>
    </style:style>
    <style:style style:name="ListLabel_20_926" style:display-name="ListLabel 926" style:family="text">
      <style:text-properties fo:font-size="10pt" style:font-size-asian="10pt"/>
    </style:style>
    <style:style style:name="ListLabel_20_927" style:display-name="ListLabel 927" style:family="text">
      <style:text-properties fo:font-size="10pt" style:font-size-asian="10pt"/>
    </style:style>
    <style:style style:name="ListLabel_20_928" style:display-name="ListLabel 928" style:family="text">
      <style:text-properties style:font-name="Aptos" fo:font-family="Aptos" style:font-family-generic="roman" style:font-pitch="variable" fo:font-size="10pt" style:font-size-asian="10pt"/>
    </style:style>
    <style:style style:name="ListLabel_20_929" style:display-name="ListLabel 929" style:family="text">
      <style:text-properties fo:font-size="10pt" style:font-size-asian="10pt"/>
    </style:style>
    <style:style style:name="ListLabel_20_930" style:display-name="ListLabel 930" style:family="text">
      <style:text-properties fo:font-size="10pt" style:font-size-asian="10pt"/>
    </style:style>
    <style:style style:name="ListLabel_20_931" style:display-name="ListLabel 931" style:family="text">
      <style:text-properties fo:font-size="10pt" style:font-size-asian="10pt"/>
    </style:style>
    <style:style style:name="ListLabel_20_932" style:display-name="ListLabel 932" style:family="text">
      <style:text-properties fo:font-size="10pt" style:font-size-asian="10pt"/>
    </style:style>
    <style:style style:name="ListLabel_20_933" style:display-name="ListLabel 933" style:family="text">
      <style:text-properties fo:font-size="10pt" style:font-size-asian="10pt"/>
    </style:style>
    <style:style style:name="ListLabel_20_934" style:display-name="ListLabel 934" style:family="text">
      <style:text-properties fo:font-size="10pt" style:font-size-asian="10pt"/>
    </style:style>
    <style:style style:name="ListLabel_20_935" style:display-name="ListLabel 935" style:family="text">
      <style:text-properties fo:font-size="10pt" style:font-size-asian="10pt"/>
    </style:style>
    <style:style style:name="ListLabel_20_936" style:display-name="ListLabel 936" style:family="text">
      <style:text-properties fo:font-size="10pt" style:font-size-asian="10pt"/>
    </style:style>
    <style:style style:name="ListLabel_20_937" style:display-name="ListLabel 937" style:family="text">
      <style:text-properties style:font-name="Aptos" fo:font-family="Aptos" style:font-family-generic="roman" style:font-pitch="variable" fo:font-size="10pt" style:font-size-asian="10pt"/>
    </style:style>
    <style:style style:name="ListLabel_20_938" style:display-name="ListLabel 938" style:family="text">
      <style:text-properties fo:font-size="10pt" style:font-size-asian="10pt"/>
    </style:style>
    <style:style style:name="ListLabel_20_939" style:display-name="ListLabel 939" style:family="text">
      <style:text-properties fo:font-size="10pt" style:font-size-asian="10pt"/>
    </style:style>
    <style:style style:name="ListLabel_20_940" style:display-name="ListLabel 940" style:family="text">
      <style:text-properties fo:font-size="10pt" style:font-size-asian="10pt"/>
    </style:style>
    <style:style style:name="ListLabel_20_941" style:display-name="ListLabel 941" style:family="text">
      <style:text-properties fo:font-size="10pt" style:font-size-asian="10pt"/>
    </style:style>
    <style:style style:name="ListLabel_20_942" style:display-name="ListLabel 942" style:family="text">
      <style:text-properties fo:font-size="10pt" style:font-size-asian="10pt"/>
    </style:style>
    <style:style style:name="ListLabel_20_943" style:display-name="ListLabel 943" style:family="text">
      <style:text-properties fo:font-size="10pt" style:font-size-asian="10pt"/>
    </style:style>
    <style:style style:name="ListLabel_20_944" style:display-name="ListLabel 944" style:family="text">
      <style:text-properties fo:font-size="10pt" style:font-size-asian="10pt"/>
    </style:style>
    <style:style style:name="ListLabel_20_945" style:display-name="ListLabel 945" style:family="text">
      <style:text-properties fo:font-size="10pt" style:font-size-asian="10pt"/>
    </style:style>
    <style:style style:name="ListLabel_20_946" style:display-name="ListLabel 946" style:family="text">
      <style:text-properties style:font-name="Aptos" fo:font-family="Aptos" style:font-family-generic="roman" style:font-pitch="variable" fo:font-size="10pt" style:font-size-asian="10pt"/>
    </style:style>
    <style:style style:name="ListLabel_20_947" style:display-name="ListLabel 947" style:family="text">
      <style:text-properties fo:font-size="10pt" style:font-size-asian="10pt"/>
    </style:style>
    <style:style style:name="ListLabel_20_948" style:display-name="ListLabel 948" style:family="text">
      <style:text-properties fo:font-size="10pt" style:font-size-asian="10pt"/>
    </style:style>
    <style:style style:name="ListLabel_20_949" style:display-name="ListLabel 949" style:family="text">
      <style:text-properties fo:font-size="10pt" style:font-size-asian="10pt"/>
    </style:style>
    <style:style style:name="ListLabel_20_950" style:display-name="ListLabel 950" style:family="text">
      <style:text-properties fo:font-size="10pt" style:font-size-asian="10pt"/>
    </style:style>
    <style:style style:name="ListLabel_20_951" style:display-name="ListLabel 951" style:family="text">
      <style:text-properties fo:font-size="10pt" style:font-size-asian="10pt"/>
    </style:style>
    <style:style style:name="ListLabel_20_952" style:display-name="ListLabel 952" style:family="text">
      <style:text-properties fo:font-size="10pt" style:font-size-asian="10pt"/>
    </style:style>
    <style:style style:name="ListLabel_20_953" style:display-name="ListLabel 953" style:family="text">
      <style:text-properties fo:font-size="10pt" style:font-size-asian="10pt"/>
    </style:style>
    <style:style style:name="ListLabel_20_954" style:display-name="ListLabel 954" style:family="text">
      <style:text-properties fo:font-size="10pt" style:font-size-asian="10pt"/>
    </style:style>
    <style:style style:name="ListLabel_20_955" style:display-name="ListLabel 955" style:family="text">
      <style:text-properties style:font-name="Aptos" fo:font-family="Aptos" style:font-family-generic="roman" style:font-pitch="variable" fo:font-size="10pt" style:font-size-asian="10pt"/>
    </style:style>
    <style:style style:name="ListLabel_20_956" style:display-name="ListLabel 956" style:family="text">
      <style:text-properties fo:font-size="10pt" style:font-size-asian="10pt"/>
    </style:style>
    <style:style style:name="ListLabel_20_957" style:display-name="ListLabel 957" style:family="text">
      <style:text-properties fo:font-size="10pt" style:font-size-asian="10pt"/>
    </style:style>
    <style:style style:name="ListLabel_20_958" style:display-name="ListLabel 958" style:family="text">
      <style:text-properties fo:font-size="10pt" style:font-size-asian="10pt"/>
    </style:style>
    <style:style style:name="ListLabel_20_959" style:display-name="ListLabel 959" style:family="text">
      <style:text-properties fo:font-size="10pt" style:font-size-asian="10pt"/>
    </style:style>
    <style:style style:name="ListLabel_20_960" style:display-name="ListLabel 960" style:family="text">
      <style:text-properties fo:font-size="10pt" style:font-size-asian="10pt"/>
    </style:style>
    <style:style style:name="ListLabel_20_961" style:display-name="ListLabel 961" style:family="text">
      <style:text-properties fo:font-size="10pt" style:font-size-asian="10pt"/>
    </style:style>
    <style:style style:name="ListLabel_20_962" style:display-name="ListLabel 962" style:family="text">
      <style:text-properties fo:font-size="10pt" style:font-size-asian="10pt"/>
    </style:style>
    <style:style style:name="ListLabel_20_963" style:display-name="ListLabel 963" style:family="text">
      <style:text-properties fo:font-size="10pt" style:font-size-asian="10pt"/>
    </style:style>
    <style:style style:name="ListLabel_20_964" style:display-name="ListLabel 964" style:family="text">
      <style:text-properties style:font-name="Aptos" fo:font-family="Aptos" style:font-family-generic="roman" style:font-pitch="variable" fo:font-size="10pt" style:font-size-asian="10pt"/>
    </style:style>
    <style:style style:name="ListLabel_20_965" style:display-name="ListLabel 965" style:family="text">
      <style:text-properties fo:font-size="10pt" style:font-size-asian="10pt"/>
    </style:style>
    <style:style style:name="ListLabel_20_966" style:display-name="ListLabel 966" style:family="text">
      <style:text-properties fo:font-size="10pt" style:font-size-asian="10pt"/>
    </style:style>
    <style:style style:name="ListLabel_20_967" style:display-name="ListLabel 967" style:family="text">
      <style:text-properties fo:font-size="10pt" style:font-size-asian="10pt"/>
    </style:style>
    <style:style style:name="ListLabel_20_968" style:display-name="ListLabel 968" style:family="text">
      <style:text-properties fo:font-size="10pt" style:font-size-asian="10pt"/>
    </style:style>
    <style:style style:name="ListLabel_20_969" style:display-name="ListLabel 969" style:family="text">
      <style:text-properties fo:font-size="10pt" style:font-size-asian="10pt"/>
    </style:style>
    <style:style style:name="ListLabel_20_970" style:display-name="ListLabel 970" style:family="text">
      <style:text-properties fo:font-size="10pt" style:font-size-asian="10pt"/>
    </style:style>
    <style:style style:name="ListLabel_20_971" style:display-name="ListLabel 971" style:family="text">
      <style:text-properties fo:font-size="10pt" style:font-size-asian="10pt"/>
    </style:style>
    <style:style style:name="ListLabel_20_972" style:display-name="ListLabel 972" style:family="text">
      <style:text-properties fo:font-size="10pt" style:font-size-asian="10pt"/>
    </style:style>
    <style:style style:name="ListLabel_20_973" style:display-name="ListLabel 973" style:family="text">
      <style:text-properties style:font-name="Aptos" fo:font-family="Aptos" style:font-family-generic="roman" style:font-pitch="variable" fo:font-size="10pt" style:font-size-asian="10pt"/>
    </style:style>
    <style:style style:name="ListLabel_20_974" style:display-name="ListLabel 974" style:family="text">
      <style:text-properties fo:font-size="10pt" style:font-size-asian="10pt"/>
    </style:style>
    <style:style style:name="ListLabel_20_975" style:display-name="ListLabel 975" style:family="text">
      <style:text-properties fo:font-size="10pt" style:font-size-asian="10pt"/>
    </style:style>
    <style:style style:name="ListLabel_20_976" style:display-name="ListLabel 976" style:family="text">
      <style:text-properties fo:font-size="10pt" style:font-size-asian="10pt"/>
    </style:style>
    <style:style style:name="ListLabel_20_977" style:display-name="ListLabel 977" style:family="text">
      <style:text-properties fo:font-size="10pt" style:font-size-asian="10pt"/>
    </style:style>
    <style:style style:name="ListLabel_20_978" style:display-name="ListLabel 978" style:family="text">
      <style:text-properties fo:font-size="10pt" style:font-size-asian="10pt"/>
    </style:style>
    <style:style style:name="ListLabel_20_979" style:display-name="ListLabel 979" style:family="text">
      <style:text-properties fo:font-size="10pt" style:font-size-asian="10pt"/>
    </style:style>
    <style:style style:name="ListLabel_20_980" style:display-name="ListLabel 980" style:family="text">
      <style:text-properties fo:font-size="10pt" style:font-size-asian="10pt"/>
    </style:style>
    <style:style style:name="ListLabel_20_981" style:display-name="ListLabel 981" style:family="text">
      <style:text-properties fo:font-size="10pt" style:font-size-asian="10pt"/>
    </style:style>
    <style:style style:name="ListLabel_20_982" style:display-name="ListLabel 982" style:family="text">
      <style:text-properties style:font-name="Aptos" fo:font-family="Aptos" style:font-family-generic="roman" style:font-pitch="variable" fo:font-size="10pt" style:font-size-asian="10pt"/>
    </style:style>
    <style:style style:name="ListLabel_20_983" style:display-name="ListLabel 983" style:family="text">
      <style:text-properties fo:font-size="10pt" style:font-size-asian="10pt"/>
    </style:style>
    <style:style style:name="ListLabel_20_984" style:display-name="ListLabel 984" style:family="text">
      <style:text-properties fo:font-size="10pt" style:font-size-asian="10pt"/>
    </style:style>
    <style:style style:name="ListLabel_20_985" style:display-name="ListLabel 985" style:family="text">
      <style:text-properties fo:font-size="10pt" style:font-size-asian="10pt"/>
    </style:style>
    <style:style style:name="ListLabel_20_986" style:display-name="ListLabel 986" style:family="text">
      <style:text-properties fo:font-size="10pt" style:font-size-asian="10pt"/>
    </style:style>
    <style:style style:name="ListLabel_20_987" style:display-name="ListLabel 987" style:family="text">
      <style:text-properties fo:font-size="10pt" style:font-size-asian="10pt"/>
    </style:style>
    <style:style style:name="ListLabel_20_988" style:display-name="ListLabel 988" style:family="text">
      <style:text-properties fo:font-size="10pt" style:font-size-asian="10pt"/>
    </style:style>
    <style:style style:name="ListLabel_20_989" style:display-name="ListLabel 989" style:family="text">
      <style:text-properties fo:font-size="10pt" style:font-size-asian="10pt"/>
    </style:style>
    <style:style style:name="ListLabel_20_990" style:display-name="ListLabel 990" style:family="text">
      <style:text-properties fo:font-size="10pt" style:font-size-asian="10pt"/>
    </style:style>
    <style:style style:name="ListLabel_20_991" style:display-name="ListLabel 991" style:family="text">
      <style:text-properties style:font-name="Aptos" fo:font-family="Aptos" style:font-family-generic="roman" style:font-pitch="variable" fo:font-size="10pt" style:font-size-asian="10pt"/>
    </style:style>
    <style:style style:name="ListLabel_20_992" style:display-name="ListLabel 992" style:family="text">
      <style:text-properties fo:font-size="10pt" style:font-size-asian="10pt"/>
    </style:style>
    <style:style style:name="ListLabel_20_993" style:display-name="ListLabel 993" style:family="text">
      <style:text-properties fo:font-size="10pt" style:font-size-asian="10pt"/>
    </style:style>
    <style:style style:name="ListLabel_20_994" style:display-name="ListLabel 994" style:family="text">
      <style:text-properties fo:font-size="10pt" style:font-size-asian="10pt"/>
    </style:style>
    <style:style style:name="ListLabel_20_995" style:display-name="ListLabel 995" style:family="text">
      <style:text-properties fo:font-size="10pt" style:font-size-asian="10pt"/>
    </style:style>
    <style:style style:name="ListLabel_20_996" style:display-name="ListLabel 996" style:family="text">
      <style:text-properties fo:font-size="10pt" style:font-size-asian="10pt"/>
    </style:style>
    <style:style style:name="ListLabel_20_997" style:display-name="ListLabel 997" style:family="text">
      <style:text-properties fo:font-size="10pt" style:font-size-asian="10pt"/>
    </style:style>
    <style:style style:name="ListLabel_20_998" style:display-name="ListLabel 998" style:family="text">
      <style:text-properties fo:font-size="10pt" style:font-size-asian="10pt"/>
    </style:style>
    <style:style style:name="ListLabel_20_999" style:display-name="ListLabel 999" style:family="text">
      <style:text-properties fo:font-size="10pt" style:font-size-asian="10pt"/>
    </style:style>
    <style:style style:name="ListLabel_20_1000" style:display-name="ListLabel 1000" style:family="text">
      <style:text-properties style:font-name="Aptos" fo:font-family="Aptos" style:font-family-generic="roman" style:font-pitch="variable" fo:font-size="10pt" style:font-size-asian="10pt"/>
    </style:style>
    <style:style style:name="ListLabel_20_1001" style:display-name="ListLabel 1001" style:family="text">
      <style:text-properties fo:font-size="10pt" style:font-size-asian="10pt"/>
    </style:style>
    <style:style style:name="ListLabel_20_1002" style:display-name="ListLabel 1002" style:family="text">
      <style:text-properties fo:font-size="10pt" style:font-size-asian="10pt"/>
    </style:style>
    <style:style style:name="ListLabel_20_1003" style:display-name="ListLabel 1003" style:family="text">
      <style:text-properties fo:font-size="10pt" style:font-size-asian="10pt"/>
    </style:style>
    <style:style style:name="ListLabel_20_1004" style:display-name="ListLabel 1004" style:family="text">
      <style:text-properties fo:font-size="10pt" style:font-size-asian="10pt"/>
    </style:style>
    <style:style style:name="ListLabel_20_1005" style:display-name="ListLabel 1005" style:family="text">
      <style:text-properties fo:font-size="10pt" style:font-size-asian="10pt"/>
    </style:style>
    <style:style style:name="ListLabel_20_1006" style:display-name="ListLabel 1006" style:family="text">
      <style:text-properties fo:font-size="10pt" style:font-size-asian="10pt"/>
    </style:style>
    <style:style style:name="ListLabel_20_1007" style:display-name="ListLabel 1007" style:family="text">
      <style:text-properties fo:font-size="10pt" style:font-size-asian="10pt"/>
    </style:style>
    <style:style style:name="ListLabel_20_1008" style:display-name="ListLabel 1008" style:family="text">
      <style:text-properties fo:font-size="10pt" style:font-size-asian="10pt"/>
    </style:style>
    <style:style style:name="ListLabel_20_1009" style:display-name="ListLabel 1009" style:family="text">
      <style:text-properties style:font-name="Aptos" fo:font-family="Aptos" style:font-family-generic="roman" style:font-pitch="variable" fo:font-size="10pt" style:font-size-asian="10pt"/>
    </style:style>
    <style:style style:name="ListLabel_20_1010" style:display-name="ListLabel 1010" style:family="text">
      <style:text-properties fo:font-size="10pt" style:font-size-asian="10pt"/>
    </style:style>
    <style:style style:name="ListLabel_20_1011" style:display-name="ListLabel 1011" style:family="text">
      <style:text-properties fo:font-size="10pt" style:font-size-asian="10pt"/>
    </style:style>
    <style:style style:name="ListLabel_20_1012" style:display-name="ListLabel 1012" style:family="text">
      <style:text-properties fo:font-size="10pt" style:font-size-asian="10pt"/>
    </style:style>
    <style:style style:name="ListLabel_20_1013" style:display-name="ListLabel 1013" style:family="text">
      <style:text-properties fo:font-size="10pt" style:font-size-asian="10pt"/>
    </style:style>
    <style:style style:name="ListLabel_20_1014" style:display-name="ListLabel 1014" style:family="text">
      <style:text-properties fo:font-size="10pt" style:font-size-asian="10pt"/>
    </style:style>
    <style:style style:name="ListLabel_20_1015" style:display-name="ListLabel 1015" style:family="text">
      <style:text-properties fo:font-size="10pt" style:font-size-asian="10pt"/>
    </style:style>
    <style:style style:name="ListLabel_20_1016" style:display-name="ListLabel 1016" style:family="text">
      <style:text-properties fo:font-size="10pt" style:font-size-asian="10pt"/>
    </style:style>
    <style:style style:name="ListLabel_20_1017" style:display-name="ListLabel 1017" style:family="text">
      <style:text-properties fo:font-size="10pt" style:font-size-asian="10pt"/>
    </style:style>
    <style:style style:name="ListLabel_20_1018" style:display-name="ListLabel 1018" style:family="text">
      <style:text-properties style:font-name="Aptos" fo:font-family="Aptos" style:font-family-generic="roman" style:font-pitch="variable" fo:font-size="10pt" style:font-size-asian="10pt"/>
    </style:style>
    <style:style style:name="ListLabel_20_1019" style:display-name="ListLabel 1019" style:family="text">
      <style:text-properties fo:font-size="10pt" style:font-size-asian="10pt"/>
    </style:style>
    <style:style style:name="ListLabel_20_1020" style:display-name="ListLabel 1020" style:family="text">
      <style:text-properties fo:font-size="10pt" style:font-size-asian="10pt"/>
    </style:style>
    <style:style style:name="ListLabel_20_1021" style:display-name="ListLabel 1021" style:family="text">
      <style:text-properties fo:font-size="10pt" style:font-size-asian="10pt"/>
    </style:style>
    <style:style style:name="ListLabel_20_1022" style:display-name="ListLabel 1022" style:family="text">
      <style:text-properties fo:font-size="10pt" style:font-size-asian="10pt"/>
    </style:style>
    <style:style style:name="ListLabel_20_1023" style:display-name="ListLabel 1023" style:family="text">
      <style:text-properties fo:font-size="10pt" style:font-size-asian="10pt"/>
    </style:style>
    <style:style style:name="ListLabel_20_1024" style:display-name="ListLabel 1024" style:family="text">
      <style:text-properties fo:font-size="10pt" style:font-size-asian="10pt"/>
    </style:style>
    <style:style style:name="ListLabel_20_1025" style:display-name="ListLabel 1025" style:family="text">
      <style:text-properties fo:font-size="10pt" style:font-size-asian="10pt"/>
    </style:style>
    <style:style style:name="ListLabel_20_1026" style:display-name="ListLabel 1026" style:family="text">
      <style:text-properties fo:font-size="10pt" style:font-size-asian="10pt"/>
    </style:style>
    <style:style style:name="ListLabel_20_1027" style:display-name="ListLabel 1027" style:family="text">
      <style:text-properties style:font-name="Aptos" fo:font-family="Aptos" style:font-family-generic="roman" style:font-pitch="variable" fo:font-size="10pt" style:font-size-asian="10pt"/>
    </style:style>
    <style:style style:name="ListLabel_20_1028" style:display-name="ListLabel 1028" style:family="text">
      <style:text-properties fo:font-size="10pt" style:font-size-asian="10pt"/>
    </style:style>
    <style:style style:name="ListLabel_20_1029" style:display-name="ListLabel 1029" style:family="text">
      <style:text-properties fo:font-size="10pt" style:font-size-asian="10pt"/>
    </style:style>
    <style:style style:name="ListLabel_20_1030" style:display-name="ListLabel 1030" style:family="text">
      <style:text-properties fo:font-size="10pt" style:font-size-asian="10pt"/>
    </style:style>
    <style:style style:name="ListLabel_20_1031" style:display-name="ListLabel 1031" style:family="text">
      <style:text-properties fo:font-size="10pt" style:font-size-asian="10pt"/>
    </style:style>
    <style:style style:name="ListLabel_20_1032" style:display-name="ListLabel 1032" style:family="text">
      <style:text-properties fo:font-size="10pt" style:font-size-asian="10pt"/>
    </style:style>
    <style:style style:name="ListLabel_20_1033" style:display-name="ListLabel 1033" style:family="text">
      <style:text-properties fo:font-size="10pt" style:font-size-asian="10pt"/>
    </style:style>
    <style:style style:name="ListLabel_20_1034" style:display-name="ListLabel 1034" style:family="text">
      <style:text-properties fo:font-size="10pt" style:font-size-asian="10pt"/>
    </style:style>
    <style:style style:name="ListLabel_20_1035" style:display-name="ListLabel 1035" style:family="text">
      <style:text-properties fo:font-size="10pt" style:font-size-asian="10pt"/>
    </style:style>
    <style:style style:name="ListLabel_20_1036" style:display-name="ListLabel 1036" style:family="text">
      <style:text-properties style:font-name="Aptos" fo:font-family="Aptos" style:font-family-generic="roman" style:font-pitch="variable" fo:font-size="10pt" style:font-size-asian="10pt"/>
    </style:style>
    <style:style style:name="ListLabel_20_1037" style:display-name="ListLabel 1037" style:family="text">
      <style:text-properties fo:font-size="10pt" style:font-size-asian="10pt"/>
    </style:style>
    <style:style style:name="ListLabel_20_1038" style:display-name="ListLabel 1038" style:family="text">
      <style:text-properties fo:font-size="10pt" style:font-size-asian="10pt"/>
    </style:style>
    <style:style style:name="ListLabel_20_1039" style:display-name="ListLabel 1039" style:family="text">
      <style:text-properties fo:font-size="10pt" style:font-size-asian="10pt"/>
    </style:style>
    <style:style style:name="ListLabel_20_1040" style:display-name="ListLabel 1040" style:family="text">
      <style:text-properties fo:font-size="10pt" style:font-size-asian="10pt"/>
    </style:style>
    <style:style style:name="ListLabel_20_1041" style:display-name="ListLabel 1041" style:family="text">
      <style:text-properties fo:font-size="10pt" style:font-size-asian="10pt"/>
    </style:style>
    <style:style style:name="ListLabel_20_1042" style:display-name="ListLabel 1042" style:family="text">
      <style:text-properties fo:font-size="10pt" style:font-size-asian="10pt"/>
    </style:style>
    <style:style style:name="ListLabel_20_1043" style:display-name="ListLabel 1043" style:family="text">
      <style:text-properties fo:font-size="10pt" style:font-size-asian="10pt"/>
    </style:style>
    <style:style style:name="ListLabel_20_1044" style:display-name="ListLabel 1044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39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9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0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0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0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0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41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1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1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1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2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2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2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2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text:style-name="ListLabel_20_43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3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3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3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3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3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4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4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4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text:style-name="ListLabel_20_45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5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5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5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5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5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5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5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text:style-name="ListLabel_20_4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6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text:style-name="ListLabel_20_46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7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7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7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7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7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7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7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text:style-name="ListLabel_20_4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text:style-name="ListLabel_20_48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8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9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9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9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9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9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ListLabel_20_4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9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ListLabel_20_5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0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text:style-name="ListLabel_20_51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1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1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1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1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2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2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text:style-name="ListLabel_20_52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2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2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2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2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2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3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text:style-name="ListLabel_20_5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3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ListLabel_20_54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4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4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4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4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4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4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4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text:style-name="ListLabel_20_55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5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5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5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5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5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5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5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5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55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6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6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6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6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6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6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6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text:style-name="ListLabel_20_56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7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7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7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7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7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7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text:style-name="ListLabel_20_57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7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8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8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8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8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8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number text:level="1" text:style-name="ListLabel_20_58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8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8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9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9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9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9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number text:level="1" text:style-name="ListLabel_20_59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9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9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9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0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0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0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number text:level="1" text:style-name="ListLabel_20_60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0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0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0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0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1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1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number text:level="1" text:style-name="ListLabel_20_61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1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1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1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1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1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2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number text:level="1" text:style-name="ListLabel_20_62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2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2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2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2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2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2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number text:level="1" text:style-name="ListLabel_20_63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3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3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3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3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3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3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3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number text:level="1" text:style-name="ListLabel_20_64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4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4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4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4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4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4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4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4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number text:level="1" text:style-name="ListLabel_20_64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5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5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5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5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5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5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5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number text:level="1" text:style-name="ListLabel_20_65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6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6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6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6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6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6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bullet text:level="1" text:style-name="ListLabel_20_6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6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6">
      <text:list-level-style-number text:level="1" text:style-name="ListLabel_20_67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7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7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8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8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8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8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bullet text:level="1" text:style-name="ListLabel_20_6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8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8">
      <text:list-level-style-number text:level="1" text:style-name="ListLabel_20_69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9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9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9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9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0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0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bullet text:level="1" text:style-name="ListLabel_20_7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0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0">
      <text:list-level-style-bullet text:level="1" text:style-name="ListLabel_20_7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1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number text:level="1" text:style-name="ListLabel_20_72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2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2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2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2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2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2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2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2">
      <text:list-level-style-number text:level="1" text:style-name="ListLabel_20_73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3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3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3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3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3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3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3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3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bullet text:level="1" text:style-name="ListLabel_20_7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4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4">
      <text:list-level-style-number text:level="1" text:style-name="ListLabel_20_74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5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5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5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5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5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5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bullet text:level="1" text:style-name="ListLabel_20_7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5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6">
      <text:list-level-style-bullet text:level="1" text:style-name="ListLabel_20_7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6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number text:level="1" text:style-name="ListLabel_20_77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7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7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7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8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8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8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8">
      <text:list-level-style-bullet text:level="1" text:style-name="ListLabel_20_7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8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number text:level="1" text:style-name="ListLabel_20_79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9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9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9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9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9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0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0">
      <text:list-level-style-bullet text:level="1" text:style-name="ListLabel_20_8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0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bullet text:level="1" text:style-name="ListLabel_20_8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1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2">
      <text:list-level-style-bullet text:level="1" text:style-name="ListLabel_20_8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2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bullet text:level="1" text:style-name="ListLabel_20_8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4">
      <text:list-level-style-bullet text:level="1" text:style-name="ListLabel_20_8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bullet text:level="1" text:style-name="ListLabel_20_8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4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6">
      <text:list-level-style-bullet text:level="1" text:style-name="ListLabel_20_8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5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7">
      <text:list-level-style-bullet text:level="1" text:style-name="ListLabel_20_8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6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8">
      <text:list-level-style-bullet text:level="1" text:style-name="ListLabel_20_8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7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9">
      <text:list-level-style-bullet text:level="1" text:style-name="ListLabel_20_8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8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">
      <text:list-level-style-bullet text:level="1" text:style-name="ListLabel_20_8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9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">
      <text:list-level-style-bullet text:level="1" text:style-name="ListLabel_20_9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0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2">
      <text:list-level-style-number text:level="1" text:style-name="ListLabel_20_9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3">
      <text:list-level-style-bullet text:level="1" text:style-name="ListLabel_20_9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4">
      <text:list-level-style-bullet text:level="1" text:style-name="ListLabel_20_9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5">
      <text:list-level-style-bullet text:level="1" text:style-name="ListLabel_20_9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6">
      <text:list-level-style-bullet text:level="1" text:style-name="ListLabel_20_9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7">
      <text:list-level-style-bullet text:level="1" text:style-name="ListLabel_20_9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8">
      <text:list-level-style-bullet text:level="1" text:style-name="ListLabel_20_9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bullet text:level="1" text:style-name="ListLabel_20_9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0">
      <text:list-level-style-bullet text:level="1" text:style-name="ListLabel_20_9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bullet text:level="1" text:style-name="ListLabel_20_9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2">
      <text:list-level-style-bullet text:level="1" text:style-name="ListLabel_20_10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0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0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0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text:style-name="ListLabel_20_10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0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0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0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4">
      <text:list-level-style-bullet text:level="1" text:style-name="ListLabel_20_10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0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0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0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text:style-name="ListLabel_20_10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0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0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0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6">
      <text:list-level-style-bullet text:level="1" text:style-name="ListLabel_20_10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0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0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0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-tema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ohnny Strømø</meta:initial-creator>
    <meta:editing-cycles>14</meta:editing-cycles>
    <meta:creation-date>2025-09-10T07:42:00</meta:creation-date>
    <dc:date>2025-10-15T22:54:15.909659000</dc:date>
    <meta:editing-duration>P2DT19M28S</meta:editing-duration>
    <meta:generator>LibreOffice/25.8.2.2$Windows_X86_64 LibreOffice_project/d401f2107ccab8f924a8e2df40f573aab7605b6f</meta:generator>
    <meta:document-statistic meta:table-count="4" meta:image-count="0" meta:object-count="0" meta:page-count="10" meta:paragraph-count="276" meta:word-count="1970" meta:character-count="13281" meta:non-whitespace-character-count="11727"/>
    <meta:user-defined meta:name="AppVersion">16.0000</meta:user-defined>
    <meta:template xlink:type="simple" xlink:actuate="onRequest" xlink:title="Normal.dotm" xlink:href=""/>
  </office:meta>
</office:document-meta>
</file>